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cccccc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3cm" svg:stroke-color="#b2b2b2" draw:marker-start-width="0.25cm" draw:marker-end-width="0.2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8cm" svg:stroke-color="#000000" draw:marker-start-width="0.33cm" draw:marker-end-width="0.33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objectwithoutfill">
      <style:graphic-properties draw:stroke="dash" draw:stroke-dash="Long_20_Dash_20__28_Rounded_29_" svg:stroke-width="0.03cm" svg:stroke-color="#000000" draw:marker-start="Dimension_20_Line_20_Arrow" draw:marker-start-width="0.25cm" draw:marker-end="Dimension_20_Line_20_Arrow" draw:marker-end-width="0.25cm" svg:stroke-linecap="round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0.753cm" svg:y1="10.9cm" svg:x2="16.383cm" svg:y2="6.224cm">
            <text:p/>
          </draw:line>
          <draw:line draw:style-name="gr1" draw:text-style-name="P1" draw:layer="layout" svg:x1="12.093cm" svg:y1="11.204cm" svg:x2="16.553cm" svg:y2="6.224cm">
            <text:p/>
          </draw:line>
          <draw:line draw:style-name="gr1" draw:text-style-name="P1" draw:layer="layout" svg:x1="10.633cm" svg:y1="10.9cm" svg:x2="15.033cm" svg:y2="6.124cm">
            <text:p/>
          </draw:line>
          <draw:line draw:style-name="gr1" draw:text-style-name="P1" draw:layer="layout" svg:x1="9.35cm" svg:y1="10.4cm" svg:x2="14.83cm" svg:y2="6.124cm">
            <text:p/>
          </draw:line>
          <draw:line draw:style-name="gr1" draw:text-style-name="P1" draw:layer="layout" svg:x1="9.2cm" svg:y1="10.4cm" svg:x2="13.43cm" svg:y2="5.924cm">
            <text:p/>
          </draw:line>
          <draw:line draw:style-name="gr1" draw:text-style-name="P1" draw:layer="layout" svg:x1="9.2cm" svg:y1="10.404cm" svg:x2="13.43cm" svg:y2="4.824cm">
            <text:p/>
          </draw:line>
          <draw:line draw:style-name="gr1" draw:text-style-name="P1" draw:layer="layout" svg:x1="10.75cm" svg:y1="10.904cm" svg:x2="14.93cm" svg:y2="4.824cm">
            <text:p/>
          </draw:line>
          <draw:line draw:style-name="gr1" draw:text-style-name="P1" draw:layer="layout" svg:x1="9.35cm" svg:y1="10.404cm" svg:x2="14.83cm" svg:y2="4.824cm">
            <text:p/>
          </draw:line>
          <draw:line draw:style-name="gr1" draw:text-style-name="P1" draw:layer="layout" svg:x1="5.15cm" svg:y1="8.7cm" svg:x2="14.67cm" svg:y2="4.86cm">
            <text:p/>
          </draw:line>
          <draw:line draw:style-name="gr2" draw:text-style-name="P1" draw:layer="layout" svg:x1="15.625cm" svg:y1="2.549cm" svg:x2="15.625cm" svg:y2="18.539cm">
            <text:p/>
          </draw:line>
          <draw:line draw:style-name="gr2" draw:text-style-name="P1" draw:layer="layout" svg:x1="5.625cm" svg:y1="2.549cm" svg:x2="5.625cm" svg:y2="18.539cm">
            <text:p/>
          </draw:line>
          <draw:line draw:style-name="gr2" draw:text-style-name="P1" draw:layer="layout" svg:x1="4.225cm" svg:y1="2.549cm" svg:x2="4.225cm" svg:y2="18.539cm">
            <text:p/>
          </draw:line>
          <draw:line draw:style-name="gr2" draw:text-style-name="P1" draw:layer="layout" svg:x1="8.625cm" svg:y1="2.549cm" svg:x2="8.625cm" svg:y2="18.539cm">
            <text:p/>
          </draw:line>
          <draw:line draw:style-name="gr2" draw:text-style-name="P1" draw:layer="layout" svg:x1="10.025cm" svg:y1="2.549cm" svg:x2="10.025cm" svg:y2="18.539cm">
            <text:p/>
          </draw:line>
          <draw:line draw:style-name="gr2" draw:text-style-name="P1" draw:layer="layout" svg:x1="11.425cm" svg:y1="2.549cm" svg:x2="11.425cm" svg:y2="18.539cm">
            <text:p/>
          </draw:line>
          <draw:line draw:style-name="gr2" draw:text-style-name="P1" draw:layer="layout" svg:x1="12.825cm" svg:y1="2.549cm" svg:x2="12.825cm" svg:y2="18.539cm">
            <text:p/>
          </draw:line>
          <draw:line draw:style-name="gr2" draw:text-style-name="P1" draw:layer="layout" svg:x1="14.225cm" svg:y1="2.549cm" svg:x2="14.225cm" svg:y2="18.539cm">
            <text:p/>
          </draw:line>
          <draw:line draw:style-name="gr3" draw:text-style-name="P1" draw:layer="layout" svg:x1="2.825cm" svg:y1="1.049cm" svg:x2="2.825cm" svg:y2="18.539cm">
            <text:p/>
          </draw:line>
          <draw:line draw:style-name="gr3" draw:text-style-name="P1" draw:layer="layout" svg:x1="17.066cm" svg:y1="18.52cm" svg:x2="2.825cm" svg:y2="18.521cm">
            <text:p/>
          </draw:line>
          <draw:line draw:style-name="gr3" draw:text-style-name="P1" draw:layer="layout" svg:x1="17.047cm" svg:y1="3.776cm" svg:x2="2.826cm" svg:y2="3.777cm">
            <text:p/>
          </draw:line>
          <draw:line draw:style-name="gr3" draw:text-style-name="P1" draw:layer="layout" svg:x1="7.125cm" svg:y1="1.049cm" svg:x2="7.125cm" svg:y2="18.539cm">
            <text:p/>
          </draw:line>
          <draw:line draw:style-name="gr3" draw:text-style-name="P1" draw:layer="layout" svg:x1="17.025cm" svg:y1="1.049cm" svg:x2="17.025cm" svg:y2="18.529cm">
            <text:p/>
          </draw:line>
          <draw:line draw:style-name="gr3" draw:text-style-name="P1" draw:layer="layout" svg:x1="17.041cm" svg:y1="1.04cm" svg:x2="2.8cm" svg:y2="1.041cm">
            <text:p/>
          </draw:line>
          <draw:line draw:style-name="gr4" draw:text-style-name="P1" draw:layer="layout" svg:x1="4.89cm" svg:y1="8.703cm" svg:x2="3.53cm" svg:y2="7.123cm">
            <text:p/>
          </draw:line>
          <draw:line draw:style-name="gr3" draw:text-style-name="P1" draw:layer="layout" svg:x1="3.157cm" svg:y1="6.423cm" svg:x2="2.827cm" svg:y2="6.424cm">
            <text:p/>
          </draw:line>
          <draw:line draw:style-name="gr3" draw:text-style-name="P1" draw:layer="layout" svg:x1="3.157cm" svg:y1="9.024cm" svg:x2="2.827cm" svg:y2="9.025cm">
            <text:p/>
          </draw:line>
          <draw:line draw:style-name="gr3" draw:text-style-name="P1" draw:layer="layout" svg:x1="3.157cm" svg:y1="11.725cm" svg:x2="2.827cm" svg:y2="11.726cm">
            <text:p/>
          </draw:line>
          <draw:line draw:style-name="gr3" draw:text-style-name="P1" draw:layer="layout" svg:x1="3.157cm" svg:y1="14.326cm" svg:x2="2.827cm" svg:y2="14.327cm">
            <text:p/>
          </draw:line>
          <draw:line draw:style-name="gr3" draw:text-style-name="P1" draw:layer="layout" svg:x1="3.157cm" svg:y1="16.927cm" svg:x2="2.827cm" svg:y2="16.928cm">
            <text:p/>
          </draw:line>
          <draw:line draw:style-name="gr5" draw:text-style-name="P1" draw:layer="layout" svg:x1="16.958cm" svg:y1="17.528cm" svg:x2="2.827cm" svg:y2="17.529cm">
            <text:p/>
          </draw:line>
          <draw:line draw:style-name="gr6" draw:text-style-name="P1" draw:layer="layout" svg:x1="4.057cm" svg:y1="7.123cm" svg:x2="3.127cm" svg:y2="7.124cm">
            <text:p/>
          </draw:line>
          <draw:line draw:style-name="gr6" draw:text-style-name="P1" draw:layer="layout" svg:x1="4.057cm" svg:y1="17.524cm" svg:x2="3.127cm" svg:y2="17.525cm">
            <text:p/>
          </draw:line>
          <draw:line draw:style-name="gr6" draw:text-style-name="P1" draw:layer="layout" svg:x1="5.357cm" svg:y1="8.725cm" svg:x2="4.427cm" svg:y2="8.726cm">
            <text:p/>
          </draw:line>
          <draw:line draw:style-name="gr6" draw:text-style-name="P1" draw:layer="layout" svg:x1="5.357cm" svg:y1="5.526cm" svg:x2="4.427cm" svg:y2="5.527cm">
            <text:p/>
          </draw:line>
          <draw:line draw:style-name="gr6" draw:text-style-name="P1" draw:layer="layout" svg:x1="6.757cm" svg:y1="4.627cm" svg:x2="5.827cm" svg:y2="4.628cm">
            <text:p/>
          </draw:line>
          <draw:line draw:style-name="gr6" draw:text-style-name="P1" draw:layer="layout" svg:x1="6.757cm" svg:y1="5.028cm" svg:x2="5.827cm" svg:y2="5.029cm">
            <text:p/>
          </draw:line>
          <draw:line draw:style-name="gr6" draw:text-style-name="P1" draw:layer="layout" svg:x1="6.757cm" svg:y1="5.829cm" svg:x2="5.827cm" svg:y2="5.83cm">
            <text:p/>
          </draw:line>
          <draw:line draw:style-name="gr6" draw:text-style-name="P1" draw:layer="layout" svg:x1="8.357cm" svg:y1="7.33cm" svg:x2="7.427cm" svg:y2="7.331cm">
            <text:p/>
          </draw:line>
          <draw:line draw:style-name="gr6" draw:text-style-name="P1" draw:layer="layout" svg:x1="9.81cm" svg:y1="10.431cm" svg:x2="8.88cm" svg:y2="10.432cm">
            <text:p/>
          </draw:line>
          <draw:line draw:style-name="gr6" draw:text-style-name="P1" draw:layer="layout" svg:x1="9.81cm" svg:y1="4.833cm" svg:x2="8.88cm" svg:y2="4.834cm">
            <text:p/>
          </draw:line>
          <draw:line draw:style-name="gr6" draw:text-style-name="P1" draw:layer="layout" svg:x1="11.21cm" svg:y1="10.936cm" svg:x2="10.28cm" svg:y2="10.937cm">
            <text:p/>
          </draw:line>
          <draw:line draw:style-name="gr6" draw:text-style-name="P1" draw:layer="layout" svg:x1="12.59cm" svg:y1="11.237cm" svg:x2="11.66cm" svg:y2="11.238cm">
            <text:p/>
          </draw:line>
          <draw:line draw:style-name="gr6" draw:text-style-name="P1" draw:layer="layout" svg:x1="13.99cm" svg:y1="5.94cm" svg:x2="13.06cm" svg:y2="5.941cm">
            <text:p/>
          </draw:line>
          <draw:line draw:style-name="gr6" draw:text-style-name="P1" draw:layer="layout" svg:x1="15.39cm" svg:y1="6.141cm" svg:x2="14.46cm" svg:y2="6.142cm">
            <text:p/>
          </draw:line>
          <draw:line draw:style-name="gr6" draw:text-style-name="P1" draw:layer="layout" svg:x1="16.79cm" svg:y1="6.242cm" svg:x2="15.86cm" svg:y2="6.243cm">
            <text:p/>
          </draw:line>
          <draw:line draw:style-name="gr4" draw:text-style-name="P1" draw:layer="layout" svg:x1="10.34cm" svg:y1="10.944cm" svg:x2="3.73cm" svg:y2="7.124cm">
            <text:p/>
          </draw:line>
          <draw:line draw:style-name="gr4" draw:text-style-name="P1" draw:layer="layout" svg:x1="3.55cm" svg:y1="17.524cm" svg:x2="4.95cm" svg:y2="8.724cm">
            <text:p/>
          </draw:line>
          <draw:line draw:style-name="gr4" draw:text-style-name="P1" draw:layer="layout" svg:x1="5.1cm" svg:y1="8.7cm" svg:x2="6.1cm" svg:y2="5.86cm">
            <text:p/>
          </draw:line>
          <draw:line draw:style-name="gr4" draw:text-style-name="P1" draw:layer="layout" svg:x1="7.8cm" svg:y1="7.32cm" svg:x2="9.128cm" svg:y2="4.84cm">
            <text:p/>
          </draw:line>
          <draw:line draw:style-name="gr4" draw:text-style-name="P1" draw:layer="layout" svg:x1="5.15cm" svg:y1="8.7cm" svg:x2="14.67cm" svg:y2="6.16cm">
            <text:p/>
          </draw:line>
          <draw:line draw:style-name="gr4" draw:text-style-name="P1" draw:layer="layout" svg:x1="3.8cm" svg:y1="17.504cm" svg:x2="10.66cm" svg:y2="10.924cm">
            <text:p/>
          </draw:line>
          <draw:line draw:style-name="gr4" draw:text-style-name="P1" draw:layer="layout" svg:x1="9.128cm" svg:y1="10.404cm" svg:x2="7.928cm" svg:y2="7.324cm">
            <text:p/>
          </draw:line>
          <draw:line draw:style-name="gr4" draw:text-style-name="P1" draw:layer="layout" svg:x1="10.448cm" svg:y1="10.9cm" svg:x2="8.128cm" svg:y2="7.324cm">
            <text:p/>
          </draw:line>
          <draw:line draw:style-name="gr4" draw:text-style-name="P1" draw:layer="layout" svg:x1="11.898cm" svg:y1="11.224cm" svg:x2="8.328cm" svg:y2="7.324cm">
            <text:p/>
          </draw:line>
          <draw:g>
            <svg:title>TexMaths</svg:title>
            <svg:desc>16§latex§6§svg§600§TRUE§</svg:desc>
            <draw:g>
              <draw:path draw:style-name="gr7" draw:text-style-name="P2" draw:layer="layout" svg:width="0.229cm" svg:height="0.383cm" svg:x="3.212cm" svg:y="17.672cm" svg:viewBox="0 0 230 384" svg:d="M49 188c0-4 0-8 0-13 0-142 70-161 97-161 14 0 38 4 49 23-8 0-30 0-30 25 0 16 13 26 25 26 10 0 26-7 26-27 0-34-24-61-70-61-71 0-146 72-146 196 0 148 63 188 116 188 62 0 114-53 114-126 0-72-49-124-111-124-38 0-59 29-70 54zM116 368c-35 0-53-33-56-41-9-27-9-72-9-82 0-43 17-98 68-98 8 0 33 0 51 33 9 21 9 49 9 77 0 27 0 55-8 74-17 34-42 37-55 37z">
                <text:p/>
              </draw:path>
            </draw:g>
          </draw:g>
          <draw:g>
            <svg:title>TexMaths</svg:title>
            <svg:desc>16§latex§7§svg§600§TRUE§</svg:desc>
            <draw:g>
              <draw:path draw:style-name="gr7" draw:text-style-name="P2" draw:layer="layout" svg:width="0.239cm" svg:height="0.391cm" svg:x="3.212cm" svg:y="7.273cm" svg:viewBox="0 0 240 392" svg:d="M235 38c5-8 5-8 5-20-45 0-91 0-136 0-69 0-70-7-72-18-5 0-10 0-14 0-6 38-12 77-18 115 5 0 10 0 14 0 2-8 7-43 13-51 5-3 48-3 56-3 39 0 77 0 115 0-6 9-51 70-62 89-51 76-69 154-69 212 0 4 0 30 26 30 25 0 25-26 25-30 0-10 0-20 0-29 0-32 2-63 7-93 1-13 9-61 33-96 26-35 52-70 77-106z">
                <text:p/>
              </draw:path>
            </draw:g>
          </draw:g>
          <draw:g>
            <svg:title>TexMaths</svg:title>
            <svg:desc>16§latex§6§svg§600§TRUE§</svg:desc>
            <draw:g>
              <draw:path draw:style-name="gr7" draw:text-style-name="P2" draw:layer="layout" svg:width="0.229cm" svg:height="0.383cm" svg:x="4.512cm" svg:y="8.873cm" svg:viewBox="0 0 230 384" svg:d="M49 188c0-4 0-8 0-13 0-142 70-161 97-161 14 0 38 4 49 23-8 0-30 0-30 25 0 16 13 26 25 26 10 0 26-7 26-27 0-34-24-61-70-61-71 0-146 72-146 196 0 148 63 188 116 188 62 0 114-53 114-126 0-72-49-124-111-124-38 0-59 29-70 54zM116 368c-35 0-53-33-56-41-9-27-9-72-9-82 0-43 17-98 68-98 8 0 33 0 51 33 9 21 9 49 9 77 0 27 0 55-8 74-17 34-42 37-55 37z">
                <text:p/>
              </draw:path>
            </draw:g>
          </draw:g>
          <draw:g>
            <svg:title>TexMaths</svg:title>
            <svg:desc>16§latex§8§svg§600§TRUE§</svg:desc>
            <draw:g>
              <draw:path draw:style-name="gr7" draw:text-style-name="P2" draw:layer="layout" svg:width="0.229cm" svg:height="0.383cm" svg:x="4.512cm" svg:y="5.674cm" svg:viewBox="0 0 230 384" svg:d="M67 116c-26-16-27-35-27-44 0-35 35-58 74-58 42 0 76 29 76 69 0 32-22 59-55 78-23-15-46-30-68-45zM148 169c39-19 68-49 68-86 0-51-51-83-100-83-56 0-102 41-102 92 0 12 2 37 26 63 4 6 25 20 39 30-31 16-79 48-79 102 0 60 56 97 114 97 64 0 116-46 116-107 0-19-6-44-27-68-11-11-19-16-55-40zM92 193c23 15 46 30 68 44 16 10 42 28 42 61 0 41-42 70-86 70-49 0-89-35-89-81 0-32 17-67 65-94z">
                <text:p/>
              </draw:path>
            </draw:g>
          </draw:g>
          <draw:g>
            <svg:title>TexMaths</svg:title>
            <svg:desc>16§latex§6§svg§600§TRUE§</svg:desc>
            <draw:g>
              <draw:path draw:style-name="gr7" draw:text-style-name="P2" draw:layer="layout" svg:width="0.229cm" svg:height="0.383cm" svg:x="6.512cm" svg:y="5.974cm" svg:viewBox="0 0 230 384" svg:d="M49 188c0-4 0-8 0-13 0-142 70-161 97-161 14 0 38 4 49 23-8 0-30 0-30 25 0 16 13 26 25 26 10 0 26-7 26-27 0-34-24-61-70-61-71 0-146 72-146 196 0 148 63 188 116 188 62 0 114-53 114-126 0-72-49-124-111-124-38 0-59 29-70 54zM116 368c-35 0-53-33-56-41-9-27-9-72-9-82 0-43 17-98 68-98 8 0 33 0 51 33 9 21 9 49 9 77 0 27 0 55-8 74-17 34-42 37-55 37z">
                <text:p/>
              </draw:path>
            </draw:g>
          </draw:g>
          <draw:g>
            <svg:title>TexMaths</svg:title>
            <svg:desc>16§latex§7§svg§600§TRUE§</svg:desc>
            <draw:g>
              <draw:path draw:style-name="gr7" draw:text-style-name="P2" draw:layer="layout" svg:width="0.239cm" svg:height="0.391cm" svg:x="6.512cm" svg:y="5.175cm" svg:viewBox="0 0 240 392" svg:d="M235 38c5-8 5-8 5-20-45 0-91 0-136 0-69 0-70-7-72-18-5 0-10 0-14 0-6 38-12 77-18 115 5 0 10 0 14 0 2-8 7-43 13-51 5-3 48-3 56-3 39 0 77 0 115 0-6 9-51 70-62 89-51 76-69 154-69 212 0 4 0 30 26 30 25 0 25-26 25-30 0-10 0-20 0-29 0-32 2-63 7-93 1-13 9-61 33-96 26-35 52-70 77-106z">
                <text:p/>
              </draw:path>
            </draw:g>
          </draw:g>
          <draw:g>
            <svg:title>TexMaths</svg:title>
            <svg:desc>16§latex§${\ce^{1}S_{0}}$§svg§600§TRUE§</svg:desc>
            <draw:g>
              <draw:path draw:style-name="gr7" draw:text-style-name="P2" draw:layer="layout" svg:width="0.141cm" svg:height="0.259cm" svg:x="3.114cm" svg:y="2.976cm" svg:viewBox="0 0 142 260" svg:d="M89 11c0-11-1-11-12-11-26 26-61 26-77 26 0 4 0 9 0 14 10 0 35 0 57-11 0 66 0 133 0 199 0 13 0 18-39 18-5 0-10 0-15 0 0 4 0 9 0 14 7 0 54-2 69-2 13 0 62 2 70 2 0-5 0-10 0-14-5 0-9 0-14 0-39 0-39-5-39-18 0-72 0-145 0-217z">
                <text:p/>
              </draw:path>
              <draw:path draw:style-name="gr7" draw:text-style-name="P2" draw:layer="layout" svg:width="0.331cm" svg:height="0.406cm" svg:x="3.352cm" svg:y="3.045cm" svg:viewBox="0 0 332 407" svg:d="M332 6c0-1-2-6-6-6-2 0-3 2-10 8-9 11-18 21-27 32-14-26-43-40-80-40-72 0-139 65-139 132 0 45 31 71 59 80 20 5 40 11 59 16 21 5 53 13 53 59 0 50-46 102-102 102-35 0-97-13-97-81 0-13 3-27 3-30 0-2 1-3 1-4 0-6-4-6-6-6s-5 0-6 2c-2 3-34 129-34 132s3 5 6 5c4 0 4 0 10-8 9-11 18-21 27-32 24 32 62 40 96 40 75 0 142-75 142-144 0-38-19-57-27-65-13-13-23-16-72-29-13-3-32-8-37-9-16-5-35-21-35-52 0-44 45-92 99-92 46 0 80 24 80 86 0 19-2 29-2 32 3 2 0 5 7 5 5 0 6-2 8-11 10-41 20-81 30-122z">
                <text:p/>
              </draw:path>
              <draw:path draw:style-name="gr7" draw:text-style-name="P2" draw:layer="layout" svg:width="0.181cm" svg:height="0.267cm" svg:x="3.687cm" svg:y="3.263cm" svg:viewBox="0 0 182 268" svg:d="M182 136c0-43-5-75-24-103-11-17-37-33-67-33-91 0-91 108-91 136s0 132 91 132 91-105 91-132zM91 257c-19 0-43-11-49-43-7-23-7-54-7-85 0-27 0-57 7-80 7-30 33-38 49-38 21 0 42 13 48 35 6 21 6 50 6 83 0 31 0 59-5 83-7 37-33 45-49 45z">
                <text:p/>
              </draw:path>
            </draw:g>
          </draw:g>
          <draw:g>
            <svg:title>TexMaths</svg:title>
            <svg:desc>16§latex§${\ce^{1}P_{1}}$§svg§600§TRUE§</svg:desc>
            <draw:g>
              <draw:path draw:style-name="gr7" draw:text-style-name="P2" draw:layer="layout" svg:width="0.141cm" svg:height="0.259cm" svg:x="4.515cm" svg:y="2.979cm" svg:viewBox="0 0 142 260" svg:d="M88 11c0-11 0-11-11-11-26 26-61 26-77 26 0 4 0 9 0 14 10 0 35 0 58-11 0 66 0 133 0 199 0 13 0 18-40 18-5 0-10 0-15 0 0 4 0 9 0 14 7 0 55-2 69-2 13 0 62 2 70 2 0-5 0-10 0-14-5 0-9 0-14 0-40 0-40-5-40-18 0-72 0-145 0-217z">
                <text:p/>
              </draw:path>
              <draw:path draw:style-name="gr7" draw:text-style-name="P2" draw:layer="layout" svg:width="0.398cm" svg:height="0.38cm" svg:x="4.747cm" svg:y="3.06cm" svg:viewBox="0 0 399 381" svg:d="M147 206c31 0 63 0 94 0 80 0 158-59 158-121 0-44-36-85-110-85-61 0-121 0-182 0-10 0-16 0-16 11 0 7 5 7 16 7 6 0 18 0 24 0 10 1 13 3 13 9 0 2-2 5-3 11-25 100-50 200-75 300-5 22-7 26-52 26-9 0-14 0-14 11 0 6 6 6 8 6 16 0 56-1 70-1 13 0 24 1 37 1s24 0 37 0c3 0 11 0 11-11 0-6-6-6-16-6-21 0-37 0-37-10 0-3 2-6 2-9 12-47 23-93 35-139zM187 38c5-19 6-20 30-20 18 0 37 0 55 0 46 0 75 14 75 52 0 23-11 70-32 91-29 26-63 29-87 29-26 0-53 0-79 0 12-51 25-101 38-152z">
                <text:p/>
              </draw:path>
              <draw:path draw:style-name="gr7" draw:text-style-name="P2" draw:layer="layout" svg:width="0.143cm" svg:height="0.259cm" svg:x="5.125cm" svg:y="3.266cm" svg:viewBox="0 0 144 260" svg:d="M89 11c0-11-1-11-11-11-25 24-60 26-78 26 0 4 0 8 0 12 10 0 37 0 58-9 0 66 0 133 0 199 0 13 0 18-40 18-5 0-10 0-15 0 0 4 0 9 0 14 8 0 56-2 70-2 12 0 61 2 71 2 0-5 0-10 0-14-6 0-11 0-16 0-39 0-39-5-39-18 0-72 0-145 0-217z">
                <text:p/>
              </draw:path>
            </draw:g>
          </draw:g>
          <draw:g>
            <svg:title>TexMaths</svg:title>
            <svg:desc>16§latex§${\ce^{1}D_{2}}$§svg§600§TRUE§</svg:desc>
            <draw:g>
              <draw:path draw:style-name="gr7" draw:text-style-name="P2" draw:layer="layout" svg:width="0.141cm" svg:height="0.259cm" svg:x="5.916cm" svg:y="2.979cm" svg:viewBox="0 0 142 260" svg:d="M88 11c0-11 0-11-11-11-26 24-61 26-77 26 0 4 0 9 0 14 10 0 35 0 56-11 0 66 0 133 0 199 0 13 0 18-38 18-6 0-11 0-16 0 0 4 0 9 0 14 8 0 55-2 70-2 13 0 62 2 70 2 0-5 0-10 0-14-5 0-9 0-14 0-40 0-40-5-40-18 0-72 0-145 0-217z">
                <text:p/>
              </draw:path>
              <draw:path draw:style-name="gr7" draw:text-style-name="P2" draw:layer="layout" svg:width="0.428cm" svg:height="0.38cm" svg:x="6.146cm" svg:y="3.06cm" svg:viewBox="0 0 429 381" svg:d="M67 338c-5 22-6 27-51 27-10 0-16 0-16 10 0 6 6 6 16 6 62 0 123 0 185 0 117 0 228-118 228-239 0-80-47-142-132-142-63 0-126 0-188 0-10 0-16 0-16 10 0 8 4 8 16 8 6 0 17 0 24 0 9 1 12 3 12 9 0 2-1 3-3 11-25 100-50 200-75 300zM188 38c5-19 7-20 31-20 20 0 40 0 60 0 55 0 101 28 101 103 0 27-11 118-59 180-16 21-61 64-129 64-22 0-43 0-64 0-7 0-8 0-11-1-7 0-8-2-8-5 0-2 0-3 3-13 25-103 51-205 76-308z">
                <text:p/>
              </draw:path>
              <draw:path draw:style-name="gr7" draw:text-style-name="P2" draw:layer="layout" svg:width="0.173cm" svg:height="0.259cm" svg:x="6.612cm" svg:y="3.266cm" svg:viewBox="0 0 174 260" svg:d="M174 188c-4 0-8 0-13 0-1 10-6 32-11 37-3 1-33 1-38 1-24 0-48 0-72 0 41-36 54-47 78-65 29-24 56-48 56-84 0-48-41-77-91-77-49 0-83 33-83 70 0 19 18 22 21 22 9 0 21-7 21-20 0-8-2-21-23-21 13-29 38-37 58-37 38 0 59 31 59 63 0 33-24 60-37 75-31 30-63 61-94 92-5 5-5 5-5 16 54 0 109 0 163 0 4-24 7-48 11-72z">
                <text:p/>
              </draw:path>
            </draw:g>
          </draw:g>
          <draw:g>
            <svg:title>TexMaths</svg:title>
            <svg:desc>16§latex§${\ce^{3}S_{1}}$§svg§600§TRUE§</svg:desc>
            <draw:g>
              <draw:path draw:style-name="gr7" draw:text-style-name="P2" draw:layer="layout" svg:width="0.179cm" svg:height="0.267cm" svg:x="7.514cm" svg:y="2.978cm" svg:viewBox="0 0 180 268" svg:d="M86 129c31 0 53 21 53 64 0 48-29 62-51 62-16 0-50-5-67-27 19-2 24-14 24-22 0-13-10-21-23-21-11 0-22 6-22 22 0 37 42 61 89 61 55 0 91-37 91-75 0-32-24-62-67-70 40-16 56-45 56-69 0-32-36-54-80-54-43 0-76 21-76 53 0 12 8 20 21 20 11 0 19-9 19-20 0-12-8-20-19-20 12-17 39-22 54-22 17 0 43 10 43 43 0 16-6 35-16 46-13 15-24 16-43 18-10 0-11 0-13 0s-5 2-5 6c0 5 5 5 11 5 7 0 14 0 21 0z">
                <text:p/>
              </draw:path>
              <draw:path draw:style-name="gr7" draw:text-style-name="P2" draw:layer="layout" svg:width="0.331cm" svg:height="0.406cm" svg:x="7.774cm" svg:y="3.047cm" svg:viewBox="0 0 332 407" svg:d="M332 6c0-3-1-6-6-6-3 0-3 0-10 8-9 11-18 21-27 32-14-26-43-40-80-40-72 0-139 64-139 132 0 45 31 71 58 80 20 5 40 10 60 14 21 7 52 15 52 61 0 49-45 102-101 102-35 0-97-11-97-81 0-13 1-27 3-31 0-1 1-2 1-3 0-6-5-6-8-6-2 0-3 0-4 2-4 3-34 130-34 132 0 3 3 5 6 5 2 0 4 0 10-8 9-11 18-22 27-32 24 32 62 40 94 40 77 0 144-75 144-144 0-38-19-57-29-65-12-13-20-16-70-29-13-3-34-8-38-10-15-4-34-20-34-51 0-44 45-92 98-92 46 0 81 24 81 86 0 18-3 29-3 32 2 2 0 5 8 5 5 0 6-2 8-11 10-41 20-81 30-122z">
                <text:p/>
              </draw:path>
              <draw:path draw:style-name="gr7" draw:text-style-name="P2" draw:layer="layout" svg:width="0.141cm" svg:height="0.259cm" svg:x="8.132cm" svg:y="3.265cm" svg:viewBox="0 0 142 260" svg:d="M88 11c0-11 0-11-11-11-26 24-61 26-77 26 0 4 0 8 0 12 8 0 35 0 56-9 0 66 0 133 0 199 0 13 0 18-38 18-6 0-11 0-16 0 0 4 0 9 0 14 8 0 55-2 70-2 13 0 62 2 70 2 0-5 0-10 0-14-5 0-9 0-14 0-40 0-40-5-40-18 0-72 0-145 0-217z">
                <text:p/>
              </draw:path>
            </draw:g>
          </draw:g>
          <draw:g>
            <svg:title>TexMaths</svg:title>
            <svg:desc>16§latex§${\ce^{3}P_{2}}$§svg§600§TRUE§</svg:desc>
            <draw:g>
              <draw:path draw:style-name="gr7" draw:text-style-name="P2" draw:layer="layout" svg:width="0.18cm" svg:height="0.267cm" svg:x="8.916cm" svg:y="2.981cm" svg:viewBox="0 0 181 268" svg:d="M86 129c31 0 53 21 53 64 0 48-29 62-51 62-16 0-50-5-67-27 19-1 24-14 24-22 0-13-10-21-23-21-11 0-22 6-22 22 0 37 42 61 89 61 55 0 92-37 92-75 0-30-24-62-68-70 40-16 56-45 56-69 0-30-36-54-80-54-43 0-76 21-76 53 0 12 8 20 21 20 11 0 19-9 19-19 0-13-8-21-19-21 12-17 39-22 54-22 19 0 43 10 43 43 0 16-5 35-16 46-13 16-24 16-43 18-10 0-11 0-13 2-1 1-3 0-3 4 0 5 3 5 9 5 7 0 14 0 21 0z">
                <text:p/>
              </draw:path>
              <draw:path draw:style-name="gr7" draw:text-style-name="P2" draw:layer="layout" svg:width="0.398cm" svg:height="0.38cm" svg:x="9.17cm" svg:y="3.062cm" svg:viewBox="0 0 399 381" svg:d="M147 206c32 0 64 0 96 0 78 0 156-59 156-121 0-44-36-85-110-85-61 0-121 0-182 0-10 0-16 0-16 11 0 7 5 7 16 7 8 0 18 0 24 0 10 1 13 3 13 9 0 2-2 5-3 11-25 100-50 200-76 300-4 22-6 26-51 26-9 0-14 0-14 11 0 6 6 6 8 6 16 0 56-1 70-1 13 0 26 1 37 1 13 0 24 0 37 0 3 0 11 0 11-11 0-6-5-6-16-6-21 0-37 0-37-10 0-3 2-6 2-9 12-47 23-93 35-139zM187 38c5-19 6-20 30-20 18 0 36 0 55 0 46 0 75 14 75 52 0 23-12 70-32 91-29 26-63 29-87 29-26 0-53 0-79 0 12-51 25-101 38-152z">
                <text:p/>
              </draw:path>
              <draw:path draw:style-name="gr7" draw:text-style-name="P2" draw:layer="layout" svg:width="0.173cm" svg:height="0.259cm" svg:x="9.531cm" svg:y="3.268cm" svg:viewBox="0 0 174 260" svg:d="M174 188c-5 0-9 0-14 0 0 10-5 32-10 35-3 4-33 4-38 4-24 0-48 0-72 0 40-37 54-48 78-66 29-24 56-48 56-84 0-48-41-77-93-77-47 0-81 33-81 70 0 19 18 23 21 23 9 0 21-8 21-21 0-8-2-21-23-21 11-29 39-37 58-37 38 0 59 31 59 63 0 33-24 60-37 75-31 30-63 61-94 92-5 3-5 5-5 16 54 0 108 0 161 0 5-24 9-48 13-72z">
                <text:p/>
              </draw:path>
            </draw:g>
          </draw:g>
          <draw:g>
            <svg:title>TexMaths</svg:title>
            <svg:desc>16§latex§${\ce^{3}P_{1}}$§svg§600§TRUE§</svg:desc>
            <draw:g>
              <draw:path draw:style-name="gr7" draw:text-style-name="P2" draw:layer="layout" svg:width="0.179cm" svg:height="0.267cm" svg:x="10.316cm" svg:y="2.981cm" svg:viewBox="0 0 180 268" svg:d="M86 129c31 0 53 21 53 64 0 48-29 62-51 62-16 0-50-5-67-27 19-1 24-14 24-22 0-13-10-21-23-21-11 0-22 6-22 22 0 37 42 61 89 61 55 0 91-37 91-75 0-30-23-62-67-70 40-16 56-45 56-69 0-30-36-54-80-54-43 0-76 21-76 53 0 12 8 20 21 20 11 0 19-9 19-19 0-13-8-21-19-21 12-17 39-22 54-22 17 0 43 10 43 43 0 16-5 35-16 46-13 16-24 16-43 18-10 0-11 0-13 2-1 1-3 0-3 4 0 5 3 5 9 5 7 0 14 0 21 0z">
                <text:p/>
              </draw:path>
              <draw:path draw:style-name="gr7" draw:text-style-name="P2" draw:layer="layout" svg:width="0.398cm" svg:height="0.38cm" svg:x="10.57cm" svg:y="3.062cm" svg:viewBox="0 0 399 381" svg:d="M147 206c31 0 63 0 94 0 80 0 158-59 158-121 0-44-36-85-110-85-61 0-121 0-182 0-10 0-16 0-16 11 0 7 5 7 16 7 6 0 18 0 24 0 10 1 13 3 13 9 0 2-2 5-3 11-25 100-51 200-76 300-4 22-6 26-51 26-9 0-14 0-14 11 0 6 6 6 8 6 16 0 56-1 70-1 13 0 24 1 37 1s24 0 37 0c3 0 11 0 11-11 0-6-6-6-16-6-21 0-37 0-37-10 0-3 2-6 2-9 11-47 23-93 35-139zM187 38c5-19 6-20 30-20 18 0 36 0 54 0 47 0 76 14 76 52 0 23-12 70-32 91-29 26-63 29-87 29-26 0-53 0-79 0 12-51 25-101 38-152z">
                <text:p/>
              </draw:path>
              <draw:path draw:style-name="gr7" draw:text-style-name="P2" draw:layer="layout" svg:width="0.143cm" svg:height="0.259cm" svg:x="10.948cm" svg:y="3.268cm" svg:viewBox="0 0 144 260" svg:d="M89 11c0-11-1-11-11-11-25 24-60 26-78 26 0 4 0 8 0 12 10 0 37 0 57-9 0 66 0 133 0 199 0 13 0 18-39 18-5 0-10 0-15 0 0 4 0 9 0 14 8 0 56-2 70-2 12 0 61 2 71 2 0-5 0-10 0-14-6 0-11 0-16 0-39 0-39-5-39-18 0-72 0-145 0-217z">
                <text:p/>
              </draw:path>
            </draw:g>
          </draw:g>
          <draw:g>
            <svg:title>TexMaths</svg:title>
            <svg:desc>16§latex§$-10.44\,\mathrm{eV}$§svg§600§TRUE§</svg:desc>
            <draw:g>
              <draw:path draw:style-name="gr7" draw:text-style-name="P2" draw:layer="layout" svg:width="0.343cm" svg:height="0.021cm" svg:x="14.214cm" svg:y="17.307cm" svg:viewBox="0 0 344 22" svg:d="M323 22c10 0 21 0 21-11s-11-11-21-11c-101 0-203 0-304 0-9 0-19 0-19 11s10 11 19 11c101 0 203 0 304 0z">
                <text:p/>
              </draw:path>
              <draw:path draw:style-name="gr7" draw:text-style-name="P2" draw:layer="layout" svg:width="0.184cm" svg:height="0.371cm" svg:x="14.654cm" svg:y="17.086cm" svg:viewBox="0 0 185 372" svg:d="M115 14c0-12 0-14-13-14-33 35-83 35-102 35 0 6 0 12 0 18 11 0 45 0 74-15 0 97 0 194 0 291 0 19-2 25-52 25-6 0-12 0-19 0 0 6 0 12 0 18 21-2 69-2 91-2 23 0 72 0 91 2 0-6 0-12 0-18-5 0-11 0-17 0-51 0-53-5-53-25 0-105 0-210 0-315z">
                <text:p/>
              </draw:path>
              <draw:path draw:style-name="gr7" draw:text-style-name="P2" draw:layer="layout" svg:width="0.236cm" svg:height="0.383cm" svg:x="14.906cm" svg:y="17.086cm" svg:viewBox="0 0 237 384" svg:d="M237 193c0-45-2-89-23-131-25-52-72-62-94-62-35 0-75 14-99 67-18 38-21 81-21 126 0 41 3 93 26 136 24 44 65 55 92 55 31 0 74-11 98-65 19-38 21-81 21-126zM118 372c-22 0-54-13-65-67-5-34-5-85-5-118 0-35 0-74 3-102 11-67 53-72 67-72 19 0 56 9 67 65 5 30 5 74 5 109 0 41 0 79-6 114-8 55-40 71-66 71z">
                <text:p/>
              </draw:path>
              <draw:path draw:style-name="gr7" draw:text-style-name="P2" draw:layer="layout" svg:width="0.058cm" svg:height="0.058cm" svg:x="15.215cm" svg:y="17.398cm" svg:viewBox="0 0 59 59" svg:d="M59 30c0-16-14-30-30-30s-29 14-29 30 13 29 29 29 30-13 30-29z">
                <text:p/>
              </draw:path>
              <draw:path draw:style-name="gr7" draw:text-style-name="P2" draw:layer="layout" svg:width="0.247cm" svg:height="0.377cm" svg:x="15.338cm" svg:y="17.079cm" svg:viewBox="0 0 248 378" svg:d="M149 286c0 16 0 33 0 49 0 21-2 26-43 26-4 0-8 0-12 0 0 5 0 11 0 17 23-2 52-2 75-2 24 0 55 0 77 2 0-6 0-12 0-17-4 0-7 0-11 0-42 0-43-5-43-26 0-16 0-33 0-49 18 0 37 0 56 0 0-6 0-11 0-16-19 0-38 0-56 0 0-85 0-171 0-256 0-11 0-14-8-14-7 0-8 0-11 6-58 88-115 176-173 264 0 5 0 10 0 16 50 0 99 0 149 0zM152 270c-45 0-91 0-136 0 45-70 91-140 136-209 0 69 0 139 0 209z">
                <text:p/>
              </draw:path>
              <draw:path draw:style-name="gr7" draw:text-style-name="P2" draw:layer="layout" svg:width="0.248cm" svg:height="0.377cm" svg:x="15.618cm" svg:y="17.079cm" svg:viewBox="0 0 249 378" svg:d="M150 286c0 16 0 33 0 49 0 21-1 26-43 26-4 0-7 0-11 0 0 5 0 11 0 17 22-2 51-2 75-2s53 0 77 2c0-6 0-12 0-17-4 0-9 0-13 0-42 0-42-5-42-26 0-16 0-33 0-49 19 0 38 0 56 0 0-6 0-11 0-16-18 0-37 0-56 0 0-85 0-171 0-256 0-11 0-14-9-14-5 0-7 0-11 6-58 88-115 176-173 264 0 5 0 10 0 16 50 0 100 0 150 0zM153 270c-45 0-91 0-137 0 46-70 92-140 137-209 0 69 0 139 0 209z">
                <text:p/>
              </draw:path>
              <draw:path draw:style-name="gr7" draw:text-style-name="P2" draw:layer="layout" svg:width="0.216cm" svg:height="0.256cm" svg:x="15.992cm" svg:y="17.207cm" svg:viewBox="0 0 217 257" svg:d="M48 110c3-83 51-97 69-97 59 0 64 75 64 97-45 0-89 0-133 0zM48 121c52 0 104 0 157 0 11 0 12 0 12-11 0-56-30-110-100-110-64 0-117 57-117 128 0 75 59 129 125 129 67 0 92-62 92-72 0-6-4-8-6-8-5 0-6 3-8 8-19 57-70 57-75 57-29 0-51-15-64-36-16-27-16-64-16-85z">
                <text:p/>
              </draw:path>
              <draw:path draw:style-name="gr7" draw:text-style-name="P2" draw:layer="layout" svg:width="0.399cm" svg:height="0.393cm" svg:x="16.236cm" svg:y="17.076cm" svg:viewBox="0 0 400 394" svg:d="M339 54c8-21 22-36 61-36 0-6 0-12 0-18-18 2-40 2-55 2-17 0-49-2-64-2 0 6 0 12 0 18 29 0 42 14 42 27 0 4-3 8-3 11-34 90-68 180-103 269-36-94-72-188-108-282-3-8-3-8-3-10 0-15 31-15 46-15 0-6 0-12 0-18-21 2-59 2-80 2-27 0-51-2-72-2 0 6 0 12 0 18 37 0 48 0 56 20 43 115 86 229 129 343 5 11 7 13 15 13 9 0 11-3 13-11 42-110 84-219 126-329z">
                <text:p/>
              </draw:path>
            </draw:g>
          </draw:g>
          <draw:g>
            <svg:title>TexMaths</svg:title>
            <svg:desc>18§latex§$-10$§svg§600§TRUE§</svg:desc>
            <draw:g>
              <draw:path draw:style-name="gr7" draw:text-style-name="P2" draw:layer="layout" svg:width="0.385cm" svg:height="0.024cm" svg:x="1.514cm" svg:y="16.99cm" svg:viewBox="0 0 386 25" svg:d="M363 25c11 0 23 0 23-12 0-13-12-13-23-13-114 0-228 0-341 0-11 0-22 0-22 13 0 12 11 12 22 12 113 0 227 0 341 0z">
                <text:p/>
              </draw:path>
              <draw:path draw:style-name="gr7" draw:text-style-name="P2" draw:layer="layout" svg:width="0.207cm" svg:height="0.417cm" svg:x="2.008cm" svg:y="16.741cm" svg:viewBox="0 0 208 418" svg:d="M129 16c0-14 0-16-14-16-40 39-95 39-115 39 0 7 0 14 0 20 13 0 50 0 83-16 0 109 0 218 0 326 0 22-2 29-58 29-7 0-14 0-21 0 0 7 0 13 0 20 23-2 77-2 102-2s81 0 102 2c0-7 0-13 0-20-6 0-13 0-19 0-58 0-60-5-60-29 0-117 0-235 0-353z">
                <text:p/>
              </draw:path>
              <draw:path draw:style-name="gr7" draw:text-style-name="P2" draw:layer="layout" svg:width="0.265cm" svg:height="0.431cm" svg:x="2.292cm" svg:y="16.741cm" svg:viewBox="0 0 266 432" svg:d="M266 217c0-50-4-100-25-147-29-59-81-70-108-70-38 0-83 16-110 75-19 43-23 92-23 142 0 47 4 104 29 152 27 50 73 63 104 63 34 0 83-13 110-73 19-44 23-92 23-142zM133 418c-25 0-61-15-74-76-7-37-7-95-7-132 0-40 0-83 6-115 12-75 59-81 75-81 22 0 63 11 74 74 7 34 7 82 7 122 0 46 0 89-7 131-9 59-45 77-74 77z">
                <text:p/>
              </draw:path>
            </draw:g>
          </draw:g>
          <draw:g>
            <svg:title>TexMaths</svg:title>
            <svg:desc>18§latex§$-8$§svg§600§TRUE§</svg:desc>
            <draw:g>
              <draw:path draw:style-name="gr7" draw:text-style-name="P2" draw:layer="layout" svg:width="0.383cm" svg:height="0.024cm" svg:x="1.701cm" svg:y="14.393cm" svg:viewBox="0 0 384 25" svg:d="M363 25c10 0 21 0 21-12 0-13-11-13-21-13-114 0-228 0-341 0-11 0-22 0-22 13 0 12 11 12 22 12 113 0 227 0 341 0z">
                <text:p/>
              </draw:path>
              <draw:path draw:style-name="gr7" draw:text-style-name="P2" draw:layer="layout" svg:width="0.261cm" svg:height="0.431cm" svg:x="2.164cm" svg:y="14.144cm" svg:viewBox="0 0 262 432" svg:d="M77 131c-29-18-32-40-32-50 0-40 41-65 86-65 47 0 86 32 86 77 0 36-25 67-63 88-25-17-51-33-77-50zM169 190c45-21 77-56 77-97 0-57-58-93-115-93-63 0-113 47-113 104 0 13 2 41 27 70 7 7 30 23 47 34-36 18-92 54-92 115 0 68 65 109 131 109 72 0 131-52 131-120 0-22-7-50-30-77-13-13-22-18-63-45zM106 217c26 17 51 33 77 50 18 11 47 31 47 68 0 47-47 79-99 79-54 0-99-39-99-91 0-36 20-76 74-106z">
                <text:p/>
              </draw:path>
            </draw:g>
          </draw:g>
          <draw:g>
            <svg:title>TexMaths</svg:title>
            <svg:desc>18§latex§$-6$§svg§600§TRUE§</svg:desc>
            <draw:g>
              <draw:path draw:style-name="gr7" draw:text-style-name="P2" draw:layer="layout" svg:width="0.383cm" svg:height="0.024cm" svg:x="1.703cm" svg:y="11.795cm" svg:viewBox="0 0 384 25" svg:d="M363 25c10 0 21 0 21-12 0-13-11-13-21-13-114 0-228 0-341 0-11 0-22 0-22 13 0 12 11 12 22 12 113 0 227 0 341 0z">
                <text:p/>
              </draw:path>
              <draw:path draw:style-name="gr7" draw:text-style-name="P2" draw:layer="layout" svg:width="0.261cm" svg:height="0.431cm" svg:x="2.166cm" svg:y="11.546cm" svg:viewBox="0 0 262 432" svg:d="M57 212c0-5 0-10 0-15 0-159 79-181 110-181 16 0 43 4 56 25-9 0-35 0-35 29 0 18 15 29 29 29 11 0 29-8 29-31 0-38-27-68-79-68-81 0-167 81-167 220 0 167 74 212 133 212 70 0 129-59 129-142 0-80-56-139-126-139-43 0-66 32-79 61zM133 414c-40 0-59-38-63-47-11-30-11-80-11-91 0-48 20-111 77-111 9 0 38 0 58 38 11 23 11 55 11 86 0 30 0 62-11 84-18 37-47 41-61 41z">
                <text:p/>
              </draw:path>
            </draw:g>
          </draw:g>
          <draw:g>
            <svg:title>TexMaths</svg:title>
            <svg:desc>18§latex§$-4$§svg§600§TRUE§</svg:desc>
            <draw:g>
              <draw:path draw:style-name="gr7" draw:text-style-name="P2" draw:layer="layout" svg:width="0.383cm" svg:height="0.024cm" svg:x="1.704cm" svg:y="9.103cm" svg:viewBox="0 0 384 25" svg:d="M363 25c10 0 21 0 21-12 0-13-11-13-21-13-114 0-228 0-341 0-11 0-22 0-22 13 0 12 11 12 22 12 113 0 227 0 341 0z">
                <text:p/>
              </draw:path>
              <draw:path draw:style-name="gr7" draw:text-style-name="P2" draw:layer="layout" svg:width="0.277cm" svg:height="0.424cm" svg:x="2.16cm" svg:y="8.848cm" svg:viewBox="0 0 278 425" svg:d="M167 321c0 19 0 37 0 56 0 21-2 28-49 28-4 0-8 0-12 0 0 7 0 13 0 20 25-2 58-2 84-2s61 0 86 2c0-7 0-13 0-20-4 0-8 0-12 0-47 0-49-7-49-28 0-19 0-37 0-56 21 0 42 0 63 0 0-7 0-13 0-20-21 0-42 0-63 0 0-95 0-190 0-285 0-12 0-16-10-16-6 0-8 0-13 7-64 98-128 196-192 294 0 7 0 13 0 20 56 0 111 0 167 0zM171 301c-52 0-103 0-155 0 52-77 103-155 155-233 0 78 0 156 0 233z">
                <text:p/>
              </draw:path>
            </draw:g>
          </draw:g>
          <draw:g>
            <svg:title>TexMaths</svg:title>
            <svg:desc>18§latex§$-2$§svg§600§TRUE§</svg:desc>
            <draw:g>
              <draw:path draw:style-name="gr7" draw:text-style-name="P2" draw:layer="layout" svg:width="0.383cm" svg:height="0.024cm" svg:x="1.704cm" svg:y="6.499cm" svg:viewBox="0 0 384 25" svg:d="M363 25c11 0 21 0 21-12 0-13-10-13-21-13-114 0-228 0-341 0-11 0-22 0-22 13 0 12 11 12 22 12 113 0 227 0 341 0z">
                <text:p/>
              </draw:path>
              <draw:path draw:style-name="gr7" draw:text-style-name="P2" draw:layer="layout" svg:width="0.25cm" svg:height="0.417cm" svg:x="2.173cm" svg:y="6.25cm" svg:viewBox="0 0 251 418" svg:d="M48 370c23-22 45-43 67-65 99-86 136-120 136-183 0-72-57-122-132-122-72 0-119 57-119 113 0 36 32 36 34 36 11 0 32-7 32-34 0-16-10-32-34-32-3 0-5 0-7 1 15-41 49-64 85-64 57 0 84 50 84 102 0 50-31 99-66 138-41 45-81 90-121 135-7 7-7 9-7 23 78 0 156 0 233 0 6-36 12-73 18-109-5 0-10 0-16 0-3 19-7 46-12 55-6 6-47 6-61 6-38 0-76 0-114 0z">
                <text:p/>
              </draw:path>
            </draw:g>
          </draw:g>
          <draw:g>
            <svg:title>TexMaths</svg:title>
            <svg:desc>18§latex§$0$§svg§600§TRUE§</svg:desc>
            <draw:g>
              <draw:path draw:style-name="gr7" draw:text-style-name="P2" draw:layer="layout" svg:width="0.262cm" svg:height="0.431cm" svg:x="2.205cm" svg:y="3.652cm" svg:viewBox="0 0 263 432" svg:d="M263 217c0-50-3-100-25-147-29-59-80-70-106-70-39 0-84 16-109 75-21 43-23 92-23 142 0 47 2 104 27 152 27 50 73 63 104 63 34 0 82-13 109-73 20-44 23-92 23-142zM131 418c-25 0-61-15-72-76-7-37-7-95-7-132 0-40 0-83 3-115 13-75 60-81 76-81 21 0 62 11 73 74 7 34 7 82 7 122 0 46 0 89-7 131-9 59-45 77-73 77z">
                <text:p/>
              </draw:path>
            </draw:g>
          </draw:g>
          <draw:g>
            <svg:title>TexMaths</svg:title>
            <svg:desc>16§latex§8§svg§600§TRUE§</svg:desc>
            <draw:g>
              <draw:path draw:style-name="gr7" draw:text-style-name="P2" draw:layer="layout" svg:width="0.229cm" svg:height="0.383cm" svg:x="6.512cm" svg:y="4.076cm" svg:viewBox="0 0 230 384" svg:d="M67 116c-26-16-27-35-27-44 0-35 35-58 74-58 42 0 76 29 76 69 0 32-22 59-55 78-23-15-46-30-68-45zM148 169c39-19 68-49 68-86 0-51-51-83-100-83-56 0-102 41-102 92 0 12 2 37 26 63 4 6 25 20 39 30-31 16-79 48-79 102 0 60 56 97 114 97 64 0 116-46 116-107 0-19-6-44-27-68-11-11-19-16-55-40zM92 193c23 15 46 30 68 44 16 10 42 28 42 61 0 41-42 70-86 70-49 0-89-35-89-81 0-32 17-67 65-94z">
                <text:p/>
              </draw:path>
            </draw:g>
          </draw:g>
          <draw:g>
            <svg:title>TexMaths</svg:title>
            <svg:desc>16§latex§7§svg§600§TRUE§</svg:desc>
            <draw:g>
              <draw:path draw:style-name="gr7" draw:text-style-name="P2" draw:layer="layout" svg:width="0.239cm" svg:height="0.391cm" svg:x="7.512cm" svg:y="7.473cm" svg:viewBox="0 0 240 392" svg:d="M235 38c5-8 5-8 5-20-45 0-91 0-136 0-69 0-70-7-72-18-5 0-10 0-14 0-6 38-12 77-18 115 5 0 10 0 14 0 2-8 7-43 13-51 5-3 48-3 56-3 39 0 77 0 115 0-6 9-51 70-62 89-51 76-69 154-69 212 0 4 0 30 26 30 25 0 25-26 25-30 0-10 0-20 0-29 0-32 2-63 7-93 1-13 9-61 33-96 26-35 52-70 77-106z">
                <text:p/>
              </draw:path>
            </draw:g>
          </draw:g>
          <draw:line draw:style-name="gr6" draw:text-style-name="P1" draw:layer="layout" svg:x1="8.357cm" svg:y1="5.311cm" svg:x2="7.427cm" svg:y2="5.312cm">
            <text:p/>
          </draw:line>
          <draw:g>
            <svg:title>TexMaths</svg:title>
            <svg:desc>16§latex§8§svg§600§TRUE§</svg:desc>
            <draw:g>
              <draw:path draw:style-name="gr7" draw:text-style-name="P2" draw:layer="layout" svg:width="0.229cm" svg:height="0.383cm" svg:x="7.512cm" svg:y="5.454cm" svg:viewBox="0 0 230 384" svg:d="M67 116c-26-16-27-35-27-44 0-35 35-58 74-58 42 0 76 29 76 69 0 32-22 59-55 78-23-15-46-30-68-45zM148 169c39-19 68-49 68-86 0-51-51-83-100-83-56 0-102 41-102 92 0 12 2 37 26 63 4 6 25 20 39 30-31 16-79 48-79 102 0 60 56 97 114 97 64 0 116-46 116-107 0-19-6-44-27-68-11-11-19-16-55-40zM92 193c23 15 46 30 68 44 16 10 42 28 42 61 0 41-42 70-86 70-49 0-89-35-89-81 0-32 17-67 65-94z">
                <text:p/>
              </draw:path>
            </draw:g>
          </draw:g>
          <draw:g>
            <svg:title>TexMaths</svg:title>
            <svg:desc>16§latex§${\ce^{3}P_{0}}$§svg§600§TRUE§</svg:desc>
            <draw:g>
              <draw:path draw:style-name="gr7" draw:text-style-name="P2" draw:layer="layout" svg:width="0.179cm" svg:height="0.267cm" svg:x="11.716cm" svg:y="2.983cm" svg:viewBox="0 0 180 268" svg:d="M86 129c31 0 53 21 53 64 0 48-29 62-51 62-16 0-50-5-67-27 19-2 22-14 22-22 0-13-8-21-21-21-11 0-22 6-22 22 0 37 42 61 88 61 56 0 92-37 92-75 0-32-25-62-68-70 41-16 57-45 57-69 0-32-36-54-80-54-43 0-76 21-76 53 0 12 8 20 21 20 11 0 19-9 19-20 0-12-8-20-19-20 12-17 39-22 54-22 17 0 43 10 43 43 0 16-6 35-16 46-13 15-24 16-43 18-10 0-11 0-13 0s-5 2-5 6c0 5 5 5 11 5 7 0 14 0 21 0z">
                <text:p/>
              </draw:path>
              <draw:path draw:style-name="gr7" draw:text-style-name="P2" draw:layer="layout" svg:width="0.4cm" svg:height="0.38cm" svg:x="11.968cm" svg:y="3.064cm" svg:viewBox="0 0 401 381" svg:d="M149 206c31 0 62 0 94 0 80 0 158-59 158-121 0-44-39-85-110-85-61 0-122 0-182 0-12 0-18 0-18 10 0 8 6 8 18 8 6 0 16 0 24 0 8 1 11 3 11 9 0 2 0 3-2 11-25 100-50 200-75 300-5 22-6 27-51 27-10 0-16 0-16 10 0 6 8 6 10 6 14 0 54-1 70-1 11 0 24 1 37 1 11 0 24 0 35 0 4 0 11 0 11-11 0-5-5-5-14-5-21 0-37 0-37-11 0-3 0-6 1-10 12-46 24-92 36-138zM188 38c5-19 7-20 31-20 17 0 35 0 52 0 47 0 77 14 77 52 0 23-11 70-33 91-28 26-61 29-87 29s-52 0-78 0c13-51 26-101 38-152z">
                <text:p/>
              </draw:path>
              <draw:path draw:style-name="gr7" draw:text-style-name="P2" draw:layer="layout" svg:width="0.181cm" svg:height="0.267cm" svg:x="12.326cm" svg:y="3.27cm" svg:viewBox="0 0 182 268" svg:d="M182 136c0-43-5-75-22-103-13-17-37-33-69-33-91 0-91 108-91 136 0 27 0 132 91 132s91-105 91-132zM91 257c-18 0-41-11-49-43-7-23-7-55-7-83 0-29 0-59 7-82 8-30 33-38 49-38 21 0 42 13 48 35 6 21 8 50 8 85 0 28 0 57-6 81-7 37-34 45-50 45z">
                <text:p/>
              </draw:path>
            </draw:g>
          </draw:g>
          <draw:g>
            <svg:title>TexMaths</svg:title>
            <svg:desc>16§latex§${\ce^{3}D_{3}}$§svg§600§TRUE§</svg:desc>
            <draw:g>
              <draw:path draw:style-name="gr7" draw:text-style-name="P2" draw:layer="layout" svg:width="0.181cm" svg:height="0.267cm" svg:x="13.117cm" svg:y="2.986cm" svg:viewBox="0 0 182 268" svg:d="M86 129c31 0 53 21 53 64 0 48-27 62-51 62-16 0-50-5-66-27 18 0 23-14 23-22 0-13-10-21-23-21-11 0-22 6-22 22 0 37 42 61 89 61 55 0 93-37 93-75 0-30-25-62-69-70 42-16 56-45 56-69 0-30-36-54-80-54-43 0-76 21-76 53 0 12 9 20 21 20s19-9 19-19c0-13-7-21-19-21 12-17 40-22 55-22 18 0 42 10 42 43 0 16-5 35-16 46-13 16-24 16-43 18-10 0-11 0-13 2-1 1-3 0-3 4 0 5 3 5 10 5 6 0 13 0 20 0z">
                <text:p/>
              </draw:path>
              <draw:path draw:style-name="gr7" draw:text-style-name="P2" draw:layer="layout" svg:width="0.427cm" svg:height="0.38cm" svg:x="13.371cm" svg:y="3.067cm" svg:viewBox="0 0 428 381" svg:d="M67 338c-6 23-8 26-51 26-10 0-16 0-16 11 0 6 5 6 16 6 62 0 124 0 185 0 117 0 227-118 227-239 0-80-48-142-131-142-63 0-125 0-188 0-12 0-18 0-18 11 0 7 5 7 16 7 8 0 18 0 24 0 10 1 13 3 13 9 0 2 0 5-2 11-25 100-50 200-75 300zM187 38c6-19 6-20 30-20 21 0 41 0 61 0 54 0 101 28 101 103 0 27-11 118-58 180-17 21-61 63-129 63-22 0-43 0-64 0-8 0-10 0-13 0-5 0-6-2-6-5 0-2 0-3 1-13 26-102 51-205 77-308z">
                <text:p/>
              </draw:path>
              <draw:path draw:style-name="gr7" draw:text-style-name="P2" draw:layer="layout" svg:width="0.18cm" svg:height="0.267cm" svg:x="13.834cm" svg:y="3.273cm" svg:viewBox="0 0 181 268" svg:d="M86 129c31 0 51 21 51 62 0 50-27 64-49 64-16 0-51-5-67-27 17-1 22-14 22-22 0-13-9-21-22-21-10 0-21 6-21 22 0 37 40 61 88 61 54 0 93-37 93-77 0-30-26-60-69-68 41-16 56-45 56-69 0-32-35-54-79-54-43 0-78 21-78 53 0 12 10 20 21 20 13 0 21-9 21-20 0-12-8-20-21-20 14-17 42-22 56-22 17 0 41 8 41 43 0 16-4 34-16 46-12 15-24 16-43 18-9 0-9 0-12 0-2 2-4 2-4 6 0 5 4 5 10 5 7 0 15 0 22 0z">
                <text:p/>
              </draw:path>
            </draw:g>
          </draw:g>
          <draw:g>
            <svg:title>TexMaths</svg:title>
            <svg:desc>16§latex§${\ce^{3}D_{2}}$§svg§600§TRUE§</svg:desc>
            <draw:g>
              <draw:path draw:style-name="gr7" draw:text-style-name="P2" draw:layer="layout" svg:width="0.18cm" svg:height="0.267cm" svg:x="14.418cm" svg:y="2.986cm" svg:viewBox="0 0 181 268" svg:d="M86 129c31 0 53 21 53 64 0 48-29 62-51 62-16 0-50-5-67-27 19-2 24-14 24-22 0-13-10-21-23-21-11 0-22 6-22 22 0 37 42 61 89 61 55 0 92-37 92-75 0-32-24-62-68-70 40-16 56-45 56-69 0-32-36-54-80-54-43 0-76 21-76 53 0 12 8 20 21 20 11 0 19-9 19-20 0-12-8-20-19-20 12-17 39-22 54-22 17 0 43 10 43 43 0 16-6 35-16 46-13 15-24 16-43 18-10 0-11 0-13 0-1 0-5 2-5 6 0 5 5 5 12 5 6 0 13 0 20 0z">
                <text:p/>
              </draw:path>
              <draw:path draw:style-name="gr7" draw:text-style-name="P2" draw:layer="layout" svg:width="0.429cm" svg:height="0.38cm" svg:x="14.67cm" svg:y="3.067cm" svg:viewBox="0 0 430 381" svg:d="M67 338c-5 22-6 27-51 27-10 0-16 0-16 10 0 6 6 6 16 6 62 0 124 0 185 0 117 0 229-118 229-239 0-80-48-142-133-142-63 0-126 0-188 0-10 0-16 0-16 10 0 8 4 8 16 8 6 0 17 0 24 0 9 1 12 3 12 9 0 2-1 3-3 11-25 100-50 200-75 300zM189 38c4-19 6-20 30-20 20 0 40 0 61 0 54 0 100 28 100 103 0 27-11 118-59 180-16 21-61 64-129 64-22 0-43 0-64 0-7 0-8 0-11-1-7 0-8-2-8-5 0-2 0-3 3-13 25-103 51-205 77-308z">
                <text:p/>
              </draw:path>
              <draw:path draw:style-name="gr7" draw:text-style-name="P2" draw:layer="layout" svg:width="0.173cm" svg:height="0.259cm" svg:x="15.137cm" svg:y="3.273cm" svg:viewBox="0 0 174 260" svg:d="M174 188c-4 0-8 0-13 0-1 10-6 32-11 37-3 1-33 1-38 1-24 0-48 0-72 0 41-36 54-47 78-65 29-24 56-48 56-84 0-48-41-77-91-77-49 0-83 33-83 70 0 19 18 22 21 22 9 0 21-7 21-20 0-8-2-21-23-21 13-29 39-37 58-37 38 0 59 31 59 63 0 33-24 60-37 75-31 30-63 61-94 92-5 5-5 5-5 16 54 0 109 0 163 0 4-24 7-48 11-72z">
                <text:p/>
              </draw:path>
            </draw:g>
          </draw:g>
          <draw:g>
            <svg:title>TexMaths</svg:title>
            <svg:desc>16§latex§${\ce^{3}D_{1}}$§svg§600§TRUE§</svg:desc>
            <draw:g>
              <draw:path draw:style-name="gr7" draw:text-style-name="P2" draw:layer="layout" svg:width="0.179cm" svg:height="0.267cm" svg:x="15.819cm" svg:y="2.988cm" svg:viewBox="0 0 180 268" svg:d="M86 129c31 0 53 21 53 64 0 48-29 62-51 62-16 0-50-5-67-27 19-1 24-14 24-22 0-13-10-21-23-21-11 0-22 6-22 22 0 37 42 61 89 61 55 0 91-37 91-75 0-30-23-62-67-70 40-16 56-45 56-69 0-30-36-54-80-54-43 0-76 21-76 53 0 12 8 20 21 20 11 0 19-9 19-19 0-13-8-21-19-21 12-17 39-22 54-22 17 0 43 10 43 43 0 16-6 35-16 46-13 16-24 16-43 18-10 0-11 0-13 2-1 1-3 0-3 4 0 5 3 5 9 5 7 0 14 0 21 0z">
                <text:p/>
              </draw:path>
              <draw:path draw:style-name="gr7" draw:text-style-name="P2" draw:layer="layout" svg:width="0.427cm" svg:height="0.38cm" svg:x="16.071cm" svg:y="3.069cm" svg:viewBox="0 0 428 381" svg:d="M67 338c-5 22-6 26-51 26-10 0-16 0-16 11 0 6 6 6 16 6 62 0 123 0 185 0 117 0 227-118 227-239 0-80-46-142-131-142-63 0-126 0-188 0-12 0-16 0-16 11 0 7 4 7 16 7 6 0 17 0 24 0 8 1 12 3 12 9 0 2-1 5-3 11-25 100-50 200-75 300zM188 38c5-19 7-20 31-20 20 0 39 0 59 0 56 0 102 28 102 103 0 27-11 118-59 180-16 21-61 63-129 63-22 0-43 0-64 0-7 0-8 0-11 0-7 0-8-2-8-5s0-3 3-14c25-103 51-205 76-307z">
                <text:p/>
              </draw:path>
              <draw:path draw:style-name="gr7" draw:text-style-name="P2" draw:layer="layout" svg:width="0.143cm" svg:height="0.259cm" svg:x="16.555cm" svg:y="3.275cm" svg:viewBox="0 0 144 260" svg:d="M89 11c0-11-1-11-11-11-25 24-60 26-78 26 0 4 0 8 0 12 10 0 37 0 58-9 0 66 0 133 0 199 0 13 0 18-39 18-5 0-10 0-16 0 0 4 0 9 0 14 8 0 56-2 70-2 12 0 61 2 71 2 0-5 0-10 0-14-6 0-11 0-16 0-39 0-39-5-39-18 0-72 0-145 0-217z">
                <text:p/>
              </draw:path>
            </draw:g>
          </draw:g>
          <draw:line draw:style-name="gr8" draw:text-style-name="P1" draw:layer="layout" svg:x1="12.25cm" svg:y1="11.35cm" svg:x2="12.25cm" svg:y2="17.5cm">
            <text:p/>
          </draw:line>
          <draw:g>
            <svg:title>TexMaths</svg:title>
            <svg:desc>16§latex§$4.66\,\mathrm{eV}$§svg§600§TRUE§</svg:desc>
            <draw:g>
              <draw:path draw:style-name="gr7" draw:text-style-name="P2" draw:layer="layout" svg:width="0.247cm" svg:height="0.377cm" svg:x="12.412cm" svg:y="12.777cm" svg:viewBox="0 0 248 378" svg:d="M149 286c0 16 0 33 0 49 0 21 0 26-42 26-4 0-8 0-13 0 0 5 0 11 0 17 24-2 54-2 77-2s53 0 75 2c0-6 0-12 0-17-4 0-7 0-11 0-42 0-43-5-43-26 0-16 0-33 0-49 18 0 37 0 56 0 0-6 0-11 0-16-19 0-38 0-56 0 0-85 0-171 0-256 0-11 0-14-8-14-7 0-8 0-11 6-58 88-115 176-173 264 0 5 0 10 0 16 50 0 99 0 149 0zM152 270c-45 0-91 0-136 0 45-70 91-140 136-209 0 69 0 139 0 209z">
                <text:p/>
              </draw:path>
              <draw:path draw:style-name="gr7" draw:text-style-name="P2" draw:layer="layout" svg:width="0.058cm" svg:height="0.058cm" svg:x="12.725cm" svg:y="13.096cm" svg:viewBox="0 0 59 59" svg:d="M59 30c0-16-13-30-30-30s-29 14-29 30 12 29 29 29 30-13 30-29z">
                <text:p/>
              </draw:path>
              <draw:path draw:style-name="gr7" draw:text-style-name="P2" draw:layer="layout" svg:width="0.232cm" svg:height="0.383cm" svg:x="12.856cm" svg:y="12.784cm" svg:viewBox="0 0 233 384" svg:d="M50 188c0-4 0-8 0-13 0-142 70-161 99-161 12 0 36 4 49 23-9 0-32 0-32 24 0 17 15 27 27 27 8 0 26-7 26-27 0-34-26-61-72-61-72 0-147 72-147 196 0 149 66 188 117 188 62 0 116-52 116-126 0-71-51-124-113-124-38 0-59 29-70 54zM117 368c-35 0-51-33-56-41-10-27-10-72-10-81 0-43 18-99 69-99 9 0 35 0 53 33 9 21 9 50 9 77s0 56-9 75c-18 33-44 36-56 36z">
                <text:p/>
              </draw:path>
              <draw:path draw:style-name="gr7" draw:text-style-name="P2" draw:layer="layout" svg:width="0.232cm" svg:height="0.383cm" svg:x="13.136cm" svg:y="12.784cm" svg:viewBox="0 0 233 384" svg:d="M51 188c0-4 0-8 0-13 0-142 69-161 98-161 14 0 38 4 49 23-8 0-30 0-30 24 0 17 13 27 25 27 10 0 26-7 26-27 0-34-24-61-70-61-72 0-149 72-149 196 0 149 66 188 118 188 63 0 115-52 115-126 0-71-49-124-112-124-38 0-59 29-70 54zM118 368c-35 0-52-33-56-41-9-27-9-72-9-81 0-43 17-99 67-99 9 0 35 0 53 33 9 21 9 50 9 77s0 56-9 75c-16 33-42 36-55 36z">
                <text:p/>
              </draw:path>
              <draw:path draw:style-name="gr7" draw:text-style-name="P2" draw:layer="layout" svg:width="0.216cm" svg:height="0.256cm" svg:x="13.502cm" svg:y="12.905cm" svg:viewBox="0 0 217 257" svg:d="M48 110c3-83 51-97 70-97 58 0 63 75 63 97-45 0-89 0-133 0zM48 121c52 0 104 0 157 0 11 0 12 0 12-11 0-56-30-110-99-110-65 0-118 57-118 128 0 75 59 129 125 129 68 0 92-62 92-72 0-6-3-8-6-8-5 0-6 3-8 8-19 57-70 57-75 57-29 0-51-15-64-36-16-27-16-64-16-85z">
                <text:p/>
              </draw:path>
              <draw:path draw:style-name="gr7" draw:text-style-name="P2" draw:layer="layout" svg:width="0.399cm" svg:height="0.393cm" svg:x="13.746cm" svg:y="12.774cm" svg:viewBox="0 0 400 394" svg:d="M339 54c8-21 22-36 61-36 0-6 0-12 0-18-18 2-40 2-55 2-17 0-49-2-64-2 0 6 0 12 0 18 29 0 42 14 42 27 0 4-3 8-3 11-34 90-69 180-103 269-36-94-72-188-108-282-4-8-4-8-4-10 0-15 32-15 47-15 0-6 0-12 0-18-19 2-59 2-80 2-27 0-51-2-72-2 0 6 0 12 0 18 37 0 48 0 56 20 43 115 86 229 129 343 5 11 7 13 15 13 9 0 11-3 13-11 42-110 84-219 126-329z">
                <text:p/>
              </draw:path>
            </draw:g>
          </draw:g>
          <draw:g>
            <svg:title>TexMaths</svg:title>
            <svg:desc>16§latex§6§svg§600§TRUE§</svg:desc>
            <draw:g>
              <draw:path draw:style-name="gr7" draw:text-style-name="P2" draw:layer="layout" svg:width="0.229cm" svg:height="0.383cm" svg:x="11.712cm" svg:y="11.373cm" svg:viewBox="0 0 230 384" svg:d="M49 188c0-4 0-8 0-13 0-142 70-161 97-161 14 0 38 4 49 23-8 0-30 0-30 25 0 16 13 26 25 26 10 0 26-7 26-27 0-34-24-61-70-61-71 0-146 72-146 196 0 148 63 188 116 188 62 0 114-53 114-126 0-72-49-124-111-124-38 0-59 29-70 54zM116 368c-35 0-53-33-56-41-9-27-9-72-9-82 0-43 17-98 68-98 8 0 33 0 51 33 9 21 9 49 9 77 0 27 0 55-8 74-17 34-42 37-55 37z">
                <text:p/>
              </draw:path>
            </draw:g>
          </draw:g>
          <draw:g>
            <svg:title>TexMaths</svg:title>
            <svg:desc>16§latex§6§svg§600§TRUE§</svg:desc>
            <draw:g>
              <draw:path draw:style-name="gr7" draw:text-style-name="P2" draw:layer="layout" svg:width="0.229cm" svg:height="0.383cm" svg:x="10.312cm" svg:y="11.074cm" svg:viewBox="0 0 230 384" svg:d="M49 188c0-4 0-8 0-13 0-142 70-161 97-161 14 0 38 4 49 23-8 0-30 0-30 25 0 16 13 26 25 26 10 0 26-7 26-27 0-34-24-61-70-61-71 0-146 72-146 196 0 148 63 188 116 188 62 0 114-53 114-126 0-72-49-124-111-124-38 0-59 29-70 54zM116 368c-35 0-53-33-56-41-9-27-9-72-9-82 0-43 17-98 68-98 8 0 33 0 51 33 9 21 9 49 9 77 0 27 0 55-8 74-17 34-42 37-55 37z">
                <text:p/>
              </draw:path>
            </draw:g>
          </draw:g>
          <draw:g>
            <svg:title>TexMaths</svg:title>
            <svg:desc>16§latex§6§svg§600§TRUE§</svg:desc>
            <draw:g>
              <draw:path draw:style-name="gr7" draw:text-style-name="P2" draw:layer="layout" svg:width="0.229cm" svg:height="0.383cm" svg:x="8.912cm" svg:y="10.575cm" svg:viewBox="0 0 230 384" svg:d="M49 188c0-4 0-8 0-13 0-142 70-161 97-161 14 0 38 4 49 23-8 0-30 0-30 25 0 16 13 26 25 26 10 0 26-7 26-27 0-34-24-61-70-61-71 0-146 72-146 196 0 148 63 188 116 188 62 0 114-53 114-126 0-72-49-124-111-124-38 0-59 29-70 54zM116 368c-35 0-53-33-56-41-9-27-9-72-9-82 0-43 17-98 68-98 8 0 33 0 51 33 9 21 9 49 9 77 0 27 0 55-8 74-17 34-42 37-55 37z">
                <text:p/>
              </draw:path>
            </draw:g>
          </draw:g>
          <draw:g>
            <svg:title>TexMaths</svg:title>
            <svg:desc>12§latex§$253.65\,\mathrm{nm}$§svg§600§TRUE§</svg:desc>
            <draw:g>
              <draw:path draw:style-name="gr7" draw:text-style-name="P2" draw:layer="layout" svg:width="0.167cm" svg:height="0.277cm" draw:transform="rotate (0.767944870877505) translate (7.26552457618317cm 13.6398600863322cm)" svg:viewBox="0 0 168 278" svg:d="M32 246c15-14 30-29 45-43 66-57 91-80 91-122 0-48-38-81-90-81-47 0-78 38-78 75 0 24 20 24 22 24 7 0 21-5 21-23 0-10-7-21-21-21-4 0-5 0-6 1 9-27 32-43 57-43 39 0 57 34 57 68s-22 67-45 92c-27 30-54 60-81 90-4 5-4 6-4 15 52 0 104 0 156 0 4-24 8-48 12-72-4 0-7 0-11 0-2 13-5 31-10 38-2 2-29 2-39 2-25 0-50 0-76 0z">
                <text:p/>
              </draw:path>
              <draw:path draw:style-name="gr7" draw:text-style-name="P2" draw:layer="layout" svg:width="0.167cm" svg:height="0.287cm" draw:transform="rotate (0.767944870877505) translate (7.41646947118629cm 13.4940942956132cm)" svg:viewBox="0 0 168 288" svg:d="M168 195c0-50-34-92-79-92-21 0-39 7-54 21 0-27 0-54 0-81 8 2 23 5 36 5 51 0 81-38 81-43 0-3-1-5-5-5-1 0-1 0-3 1-9 4-29 12-56 12-17 0-38-2-57-12-3-1-3-1-5-1-4 0-4 4-4 11 0 41 0 82 0 123 0 8 0 12 6 12 2 0 3-1 6-5 3-6 19-29 54-29 21 0 32 19 36 27 6 15 7 32 7 52 0 16 0 41-10 58-11 16-26 27-45 27-32 0-56-21-63-47 1 0 4 2 7 2 15 0 22-12 22-22s-7-20-22-20c-6 0-20 3-20 23 0 35 29 76 77 76 49 0 91-41 91-93z">
                <text:p/>
              </draw:path>
              <draw:path draw:style-name="gr7" draw:text-style-name="P2" draw:layer="layout" svg:width="0.174cm" svg:height="0.287cm" draw:transform="rotate (0.767944870877505) translate (7.56568928167508cm 13.3499943996453cm)" svg:viewBox="0 0 175 288" svg:d="M104 131c35-10 59-40 59-74 0-33-37-57-77-57-43 0-74 25-74 57 0 14 8 22 20 22 14 0 22-10 22-22 0-21-19-21-25-21 12-20 41-25 55-25 18 0 41 8 41 46 0 5-1 30-12 48-12 20-27 22-37 22-4 0-14 1-17 1-4 1-6 1-6 5s2 4 9 4 13 0 20 0c34 0 50 29 50 70 0 57-30 69-48 69s-50-7-65-31c15 1 28-7 28-24 0-14-11-23-23-23-11 0-24 6-24 24 0 39 40 66 85 66 52 0 90-38 90-81 0-34-26-67-71-76z">
                <text:p/>
              </draw:path>
              <draw:path draw:style-name="gr7" draw:text-style-name="P2" draw:layer="layout" svg:width="0.043cm" svg:height="0.043cm" draw:transform="rotate (0.767944870877505) translate (7.89314336248037cm 13.359391045011cm)" svg:viewBox="0 0 44 44" svg:d="M44 23c0-12-9-23-21-23s-23 11-23 23 11 21 23 21 21-9 21-21z">
                <text:p/>
              </draw:path>
              <draw:path draw:style-name="gr7" draw:text-style-name="P2" draw:layer="layout" svg:width="0.174cm" svg:height="0.287cm" draw:transform="rotate (0.767944870877505) translate (7.80116331787994cm 13.1225997661238cm)" svg:viewBox="0 0 175 288" svg:d="M38 141c0-3 0-6 0-10 0-106 52-120 74-120 10 0 27 2 37 16-6 0-23 0-23 20 0 12 9 19 19 19 7 0 19-5 19-21 0-25-18-45-52-45-54 0-112 54-112 147 0 111 49 141 89 141 46 0 86-39 86-94 0-54-37-94-84-94-29 0-44 22-53 41zM89 276c-27 0-40-25-42-31-7-20-7-54-7-61 0-32 13-74 50-74 7 0 26 0 40 25 7 16 7 37 7 57 0 21 0 42-7 57-12 25-32 27-41 27z">
                <text:p/>
              </draw:path>
              <draw:path draw:style-name="gr7" draw:text-style-name="P2" draw:layer="layout" svg:width="0.167cm" svg:height="0.287cm" draw:transform="rotate (0.767944870877505) translate (7.9555583819117cm 12.9735021859027cm)" svg:viewBox="0 0 168 288" svg:d="M168 195c0-50-35-92-80-92-21 0-39 7-54 21 0-27 0-54 0-81 8 2 22 5 36 5 52 0 81-38 81-43 0-3-1-5-4-5-1 0-1 0-3 1-9 4-29 12-58 12-16 0-36-2-56-12-4-1-4-1-5-1-3 0-3 4-3 11 0 41 0 82 0 123 0 8 0 12 4 12s5-1 6-5c5-6 21-29 54-29 23 0 33 19 36 27 8 15 9 32 9 52 0 16 0 41-11 58-10 16-25 27-44 27-32 0-56-21-63-47 1 0 3 2 7 2 14 0 21-12 21-22s-7-20-21-20c-6 0-20 3-20 23 0 35 29 76 76 76 49 0 92-41 92-93z">
                <text:p/>
              </draw:path>
              <draw:path draw:style-name="gr7" draw:text-style-name="P2" draw:layer="layout" svg:width="0.21cm" svg:height="0.184cm" draw:transform="rotate (0.767944870877505) translate (8.21696936223633cm 12.8506421656031cm)" svg:viewBox="0 0 211 185" svg:d="M32 42c0 37 0 75 0 112 0 18-4 18-32 18 0 4 0 9 0 13 14 0 36-1 47-1s33 1 48 1c0-4 0-9 0-13-29 0-34 0-34-18 0-26 0-52 0-78 0-43 30-66 58-66 26 0 31 22 31 46 0 33 0 65 0 98 0 18-5 18-34 18 0 4 0 9 0 13 15 0 36-1 48-1 11 0 33 1 47 1 0-4 0-9 0-13-22 0-32 0-32-12 0-27 0-53 0-80 0-36 0-49-14-64-6-8-20-16-44-16-31 0-50 19-62 44 0-15 0-29 0-44-20 2-39 3-59 5 0 4 0 9 0 13 29 0 32 4 32 24z">
                <text:p/>
              </draw:path>
              <draw:path draw:style-name="gr7" draw:text-style-name="P2" draw:layer="layout" svg:width="0.328cm" svg:height="0.184cm" draw:transform="rotate (0.767944870877505) translate (8.38516510238266cm 12.6882174273734cm)" svg:viewBox="0 0 329 185" svg:d="M32 42c0 37 0 75 0 112 0 18-4 18-32 18 0 4 0 9 0 13 14 0 36-1 47-1s33 1 48 1c0-4 0-9 0-13-29 0-34 0-34-18 0-26 0-52 0-78 0-43 30-66 58-66 26 0 31 22 31 46 0 33 0 65 0 98 0 18-5 18-34 18 0 4 0 9 0 13 16 0 37-1 48-1s33 1 47 1c0-4 0-9 0-13-28 0-32 0-32-18 0-26 0-52 0-78 0-43 30-66 56-66 28 0 31 22 31 46 0 33 0 65 0 98 0 18-3 18-32 18 0 4 0 9 0 13 14 0 36-1 48-1 11 0 32 1 47 1 0-4 0-9 0-13-22 0-33 0-33-12 0-27 0-53 0-80 0-36 0-49-13-64-6-8-20-16-44-16-36 0-54 25-62 42-6-37-37-42-56-42-30 0-50 19-62 44 0-15 0-29 0-44-20 2-39 3-59 5 0 4 0 9 0 13 29 0 32 4 32 24z">
                <text:p/>
              </draw:path>
            </draw:g>
          </draw:g>
          <draw:line draw:style-name="gr8" draw:text-style-name="P1" draw:layer="layout" svg:x1="10.85cm" svg:y1="11.05cm" svg:x2="10.85cm" svg:y2="17.5cm">
            <text:p/>
          </draw:line>
          <draw:g>
            <svg:title>TexMaths</svg:title>
            <svg:desc>16§latex§$4.86\,\mathrm{eV}$§svg§600§TRUE§</svg:desc>
            <draw:g>
              <draw:path draw:style-name="gr7" draw:text-style-name="P2" draw:layer="layout" svg:width="0.247cm" svg:height="0.377cm" svg:x="11.012cm" svg:y="13.779cm" svg:viewBox="0 0 248 378" svg:d="M149 286c0 16 0 33 0 49 0 21 0 26-42 26-4 0-8 0-13 0 0 5 0 11 0 17 24-2 54-2 77-2s53 0 75 2c0-6 0-12 0-17-4 0-7 0-11 0-42 0-43-5-43-26 0-16 0-33 0-49 18 0 37 0 56 0 0-6 0-11 0-16-19 0-38 0-56 0 0-85 0-171 0-256 0-11 0-14-8-14-7 0-8 0-11 6-58 88-115 176-173 264 0 5 0 10 0 16 50 0 99 0 149 0zM152 270c-45 0-91 0-136 0 45-70 91-140 136-209 0 69 0 139 0 209z">
                <text:p/>
              </draw:path>
              <draw:path draw:style-name="gr7" draw:text-style-name="P2" draw:layer="layout" svg:width="0.058cm" svg:height="0.058cm" svg:x="11.325cm" svg:y="14.098cm" svg:viewBox="0 0 59 59" svg:d="M59 30c0-16-13-30-30-30s-29 14-29 30 12 29 29 29 30-13 30-29z">
                <text:p/>
              </draw:path>
              <draw:path draw:style-name="gr7" draw:text-style-name="P2" draw:layer="layout" svg:width="0.232cm" svg:height="0.383cm" svg:x="11.456cm" svg:y="13.786cm" svg:viewBox="0 0 233 384" svg:d="M67 116c-25-16-27-35-27-44 0-35 37-58 75-58 42 0 78 29 78 69 0 32-22 59-56 78-23-15-46-30-70-45zM150 169c40-19 67-49 67-86 0-51-49-83-100-83-56 0-103 41-103 93 0 11 2 36 26 62 6 6 27 20 40 30-32 16-80 48-80 102 0 61 58 97 115 97 64 0 118-46 118-106 0-20-6-45-28-69-10-11-20-18-55-40zM93 193c23 15 47 30 70 45 14 9 42 27 42 60 0 42-42 70-88 70-48 0-90-35-90-81 0-32 19-67 66-94z">
                <text:p/>
              </draw:path>
              <draw:path draw:style-name="gr7" draw:text-style-name="P2" draw:layer="layout" svg:width="0.232cm" svg:height="0.383cm" svg:x="11.736cm" svg:y="13.786cm" svg:viewBox="0 0 233 384" svg:d="M51 188c0-4 0-8 0-13 0-142 69-161 98-161 14 0 38 4 49 23-8 0-30 0-30 24 0 17 13 27 25 27 10 0 26-7 26-27 0-34-24-61-70-61-72 0-149 72-149 196 0 149 66 188 118 188 63 0 115-52 115-126 0-71-49-124-112-124-38 0-59 29-70 54zM118 368c-35 0-52-33-56-41-9-27-9-72-9-81 0-43 17-99 67-99 9 0 35 0 53 33 9 21 9 50 9 77s0 56-9 75c-16 33-42 36-55 36z">
                <text:p/>
              </draw:path>
              <draw:path draw:style-name="gr7" draw:text-style-name="P2" draw:layer="layout" svg:width="0.216cm" svg:height="0.256cm" svg:x="12.102cm" svg:y="13.907cm" svg:viewBox="0 0 217 257" svg:d="M48 110c3-83 51-97 70-97 58 0 63 75 63 97-45 0-89 0-133 0zM48 121c52 0 104 0 157 0 11 0 12 0 12-11 0-56-30-110-99-110-65 0-118 57-118 128 0 75 59 129 125 129 68 0 92-62 92-72 0-6-3-8-6-8-5 0-6 3-8 8-19 57-70 57-75 57-29 0-51-15-64-36-16-27-16-64-16-85z">
                <text:p/>
              </draw:path>
              <draw:path draw:style-name="gr7" draw:text-style-name="P2" draw:layer="layout" svg:width="0.399cm" svg:height="0.393cm" svg:x="12.346cm" svg:y="13.776cm" svg:viewBox="0 0 400 394" svg:d="M339 54c8-21 22-36 61-36 0-6 0-12 0-18-18 2-40 2-55 2-17 0-49-2-64-2 0 6 0 12 0 18 29 0 42 14 42 27 0 4-3 8-3 11-34 90-69 180-103 269-36-94-72-188-108-282-4-8-4-8-4-10 0-15 32-15 47-15 0-6 0-12 0-18-19 2-59 2-80 2-27 0-51-2-72-2 0 6 0 12 0 18 37 0 48 0 56 20 43 115 86 229 129 343 5 11 7 13 15 13 9 0 11-3 13-11 42-110 84-219 126-329z">
                <text:p/>
              </draw:path>
            </draw:g>
          </draw:g>
          <draw:g>
            <svg:title>TexMaths</svg:title>
            <svg:desc>16§latex§6§svg§600§TRUE§</svg:desc>
            <draw:g>
              <draw:path draw:style-name="gr7" draw:text-style-name="P2" draw:layer="layout" svg:width="0.229cm" svg:height="0.383cm" svg:x="13.712cm" svg:y="5.43cm" svg:viewBox="0 0 230 384" svg:d="M49 188c0-4 0-8 0-13 0-142 70-161 97-161 14 0 38 4 49 23-8 0-30 0-30 25 0 16 13 26 25 26 10 0 26-7 26-27 0-34-24-61-70-61-71 0-146 72-146 196 0 148 63 188 116 188 62 0 114-53 114-126 0-72-49-124-111-124-38 0-59 29-70 54zM116 368c-35 0-53-33-56-41-9-27-9-72-9-82 0-43 17-98 68-98 8 0 33 0 51 33 9 21 9 49 9 77 0 27 0 55-8 74-17 34-42 37-55 37z">
                <text:p/>
              </draw:path>
            </draw:g>
          </draw:g>
          <draw:g>
            <svg:title>TexMaths</svg:title>
            <svg:desc>16§latex§6§svg§600§TRUE§</svg:desc>
            <draw:g>
              <draw:path draw:style-name="gr7" draw:text-style-name="P2" draw:layer="layout" svg:width="0.229cm" svg:height="0.383cm" svg:x="15.112cm" svg:y="5.63cm" svg:viewBox="0 0 230 384" svg:d="M49 188c0-4 0-8 0-13 0-142 70-161 97-161 14 0 38 4 49 23-8 0-30 0-30 25 0 16 13 26 25 26 10 0 26-7 26-27 0-34-24-61-70-61-71 0-146 72-146 196 0 148 63 188 116 188 62 0 114-53 114-126 0-72-49-124-111-124-38 0-59 29-70 54zM116 368c-35 0-53-33-56-41-9-27-9-72-9-82 0-43 17-98 68-98 8 0 33 0 51 33 9 21 9 49 9 77 0 27 0 55-8 74-17 34-42 37-55 37z">
                <text:p/>
              </draw:path>
            </draw:g>
          </draw:g>
          <draw:g>
            <svg:title>TexMaths</svg:title>
            <svg:desc>16§latex§6§svg§600§TRUE§</svg:desc>
            <draw:g>
              <draw:path draw:style-name="gr7" draw:text-style-name="P2" draw:layer="layout" svg:width="0.229cm" svg:height="0.383cm" svg:x="16.512cm" svg:y="5.73cm" svg:viewBox="0 0 230 384" svg:d="M49 188c0-4 0-8 0-13 0-142 70-161 97-161 14 0 38 4 49 23-8 0-30 0-30 25 0 16 13 26 25 26 10 0 26-7 26-27 0-34-24-61-70-61-71 0-146 72-146 196 0 148 63 188 116 188 62 0 114-53 114-126 0-72-49-124-111-124-38 0-59 29-70 54zM116 368c-35 0-53-33-56-41-9-27-9-72-9-82 0-43 17-98 68-98 8 0 33 0 51 33 9 21 9 49 9 77 0 27 0 55-8 74-17 34-42 37-55 37z">
                <text:p/>
              </draw:path>
            </draw:g>
          </draw:g>
          <draw:line draw:style-name="gr8" draw:text-style-name="P1" draw:layer="layout" svg:x1="9.588cm" svg:y1="10.55cm" svg:x2="9.588cm" svg:y2="17.5cm">
            <text:p/>
          </draw:line>
          <draw:g>
            <svg:title>TexMaths</svg:title>
            <svg:desc>16§latex§$5.46\,\mathrm{eV}$§svg§600§TRUE§</svg:desc>
            <draw:g>
              <draw:path draw:style-name="gr7" draw:text-style-name="P2" draw:layer="layout" svg:width="0.223cm" svg:height="0.383cm" svg:x="9.75cm" svg:y="14.787cm" svg:viewBox="0 0 224 384" svg:d="M224 260c0-67-47-123-107-123-27 0-51 10-72 29 0-36 0-72 0-109 11 4 30 7 48 7 68 0 108-51 108-58 0-3-1-6-6-6-1 1-2 0-3 2-11 4-40 16-77 16-22 0-48-4-75-16-5-2-5-2-6-2-7 0-7 5-7 14 0 55 0 110 0 165 0 11 0 16 8 16 5 0 7-4 8-7 7-8 27-38 72-38 29 0 43 25 48 35 10 21 10 43 10 70 0 21 0 54-13 77-13 22-34 36-61 36-40 0-72-28-81-62 1 0 3 2 9 2 18 0 27-15 27-29 0-13-9-27-27-27-8 0-27 5-27 30 0 48 38 102 101 102 65 0 123-54 123-124z">
                <text:p/>
              </draw:path>
              <draw:path draw:style-name="gr7" draw:text-style-name="P2" draw:layer="layout" svg:width="0.058cm" svg:height="0.058cm" svg:x="10.051cm" svg:y="15.099cm" svg:viewBox="0 0 59 59" svg:d="M59 30c0-16-13-30-30-30s-29 14-29 30 12 29 29 29 30-13 30-29z">
                <text:p/>
              </draw:path>
              <draw:path draw:style-name="gr7" draw:text-style-name="P2" draw:layer="layout" svg:width="0.247cm" svg:height="0.377cm" svg:x="10.174cm" svg:y="14.78cm" svg:viewBox="0 0 248 378" svg:d="M149 286c0 16 0 33 0 49 0 21 0 26-42 26-4 0-8 0-13 0 0 5 0 11 0 17 24-2 54-2 77-2s53 0 75 2c0-6 0-12 0-17-3 0-7 0-11 0-42 0-43-5-43-26 0-16 0-33 0-49 19 0 37 0 56 0 0-6 0-11 0-16-19 0-37 0-56 0 0-85 0-171 0-256 0-11 0-14-8-14-5 0-8 0-11 6-58 88-115 176-173 264 0 5 0 10 0 16 50 0 99 0 149 0zM152 270c-45 0-91 0-136 0 45-70 91-140 136-209 0 69 0 139 0 209z">
                <text:p/>
              </draw:path>
              <draw:path draw:style-name="gr7" draw:text-style-name="P2" draw:layer="layout" svg:width="0.232cm" svg:height="0.383cm" svg:x="10.461cm" svg:y="14.787cm" svg:viewBox="0 0 233 384" svg:d="M51 188c0-4 0-8 0-13 0-142 69-161 98-161 14 0 38 4 49 23-8 0-30 0-30 24 0 17 13 27 25 27 10 0 26-7 26-27 0-34-24-61-70-61-72 0-149 72-149 196 0 149 66 188 118 188 63 0 115-52 115-126 0-71-49-124-111-124-39 0-60 29-71 54zM118 368c-35 0-52-33-56-41-9-27-9-72-9-81 0-43 17-99 67-99 10 0 35 0 53 33 9 21 9 50 9 77s0 56-9 75c-16 33-42 36-55 36z">
                <text:p/>
              </draw:path>
              <draw:path draw:style-name="gr7" draw:text-style-name="P2" draw:layer="layout" svg:width="0.216cm" svg:height="0.256cm" svg:x="10.828cm" svg:y="14.908cm" svg:viewBox="0 0 217 257" svg:d="M48 110c3-83 51-97 70-97 58 0 63 75 63 97-45 0-89 0-133 0zM48 121c52 0 104 0 157 0 11 0 12 0 12-11 0-56-30-110-99-110-65 0-118 57-118 128 0 75 59 129 125 129 68 0 92-62 92-72 0-6-3-8-6-8-5 0-6 3-8 8-19 57-70 57-75 57-29 0-51-15-64-36-16-27-16-64-16-85z">
                <text:p/>
              </draw:path>
              <draw:path draw:style-name="gr7" draw:text-style-name="P2" draw:layer="layout" svg:width="0.399cm" svg:height="0.393cm" svg:x="11.072cm" svg:y="14.777cm" svg:viewBox="0 0 400 394" svg:d="M339 54c8-21 22-36 61-36 0-6 0-12 0-18-18 2-40 2-55 2-17 0-49-2-64-2 0 6 0 12 0 18 29 0 42 14 42 27 0 4-3 8-3 11-34 90-68 180-103 269-36-94-72-188-108-282-3-8-3-8-3-10 0-15 32-15 46-15 0-6 0-12 0-18-19 2-59 2-80 2-27 0-51-2-72-2 0 6 0 12 0 18 37 0 48 0 56 20 43 115 86 229 129 343 5 11 7 13 15 13 9 0 11-3 13-11 42-110 84-219 126-329z">
                <text:p/>
              </draw:path>
            </draw:g>
          </draw:g>
          <draw:line draw:style-name="gr8" draw:text-style-name="P1" draw:layer="layout" svg:x1="5.288cm" svg:y1="8.85cm" svg:x2="5.288cm" svg:y2="17.5cm">
            <text:p/>
          </draw:line>
          <draw:g>
            <svg:title>TexMaths</svg:title>
            <svg:desc>16§latex§$6.70\,\mathrm{eV}$§svg§600§TRUE§</svg:desc>
            <draw:g>
              <draw:path draw:style-name="gr7" draw:text-style-name="P2" draw:layer="layout" svg:width="0.231cm" svg:height="0.383cm" svg:x="5.45cm" svg:y="15.789cm" svg:viewBox="0 0 232 384" svg:d="M50 188c0-4 0-8 0-13 0-142 70-161 99-161 12 0 36 4 49 23-9 0-32 0-32 24 0 17 15 27 27 27 8 0 26-7 26-27 0-34-26-61-72-61-72 0-147 72-147 196 0 149 64 188 117 188 62 0 115-52 115-126 0-71-50-124-112-124-38 0-59 29-70 54zM117 368c-35 0-53-33-56-41-10-27-10-72-10-81 0-43 18-99 69-99 8 0 35 0 53 33 9 21 9 50 9 77s0 56-9 75c-18 33-44 36-56 36z">
                <text:p/>
              </draw:path>
              <draw:path draw:style-name="gr7" draw:text-style-name="P2" draw:layer="layout" svg:width="0.058cm" svg:height="0.058cm" svg:x="5.755cm" svg:y="16.101cm" svg:viewBox="0 0 59 59" svg:d="M59 30c0-16-13-30-30-30s-29 14-29 30 12 29 29 29 30-13 30-29z">
                <text:p/>
              </draw:path>
              <draw:path draw:style-name="gr7" draw:text-style-name="P2" draw:layer="layout" svg:width="0.239cm" svg:height="0.39cm" svg:x="5.894cm" svg:y="15.782cm" svg:viewBox="0 0 240 391" svg:d="M235 38c5-6 5-8 5-19-46 0-91 0-136 0-69 0-70-8-72-19-5 0-10 0-14 0-6 39-12 78-18 116 5 0 10 0 14 0 2-9 7-44 13-51 5-3 48-3 56-3 38 0 77 0 115 0-5 8-49 69-62 88-51 75-69 153-69 211 0 4 0 30 26 30 25 0 25-26 25-30 0-10 0-20 0-29 0-31 2-62 7-93 1-12 9-60 35-95 25-36 50-71 75-106z">
                <text:p/>
              </draw:path>
              <draw:path draw:style-name="gr7" draw:text-style-name="P2" draw:layer="layout" svg:width="0.236cm" svg:height="0.383cm" svg:x="6.164cm" svg:y="15.789cm" svg:viewBox="0 0 237 384" svg:d="M237 193c0-45-4-89-23-131-25-52-72-62-96-62-33 0-73 14-97 67-18 38-21 81-21 126 0 41 3 93 26 136 24 44 65 55 92 55 31 0 74-11 98-65 17-38 21-81 21-126zM118 372c-22 0-54-13-65-67-7-34-7-85-7-118 0-35 0-74 5-102 11-67 53-72 67-72 19 0 56 9 66 65 6 30 6 74 6 109 0 41 0 79-6 114-8 55-40 71-66 71z">
                <text:p/>
              </draw:path>
              <draw:path draw:style-name="gr7" draw:text-style-name="P2" draw:layer="layout" svg:width="0.216cm" svg:height="0.256cm" svg:x="6.532cm" svg:y="15.91cm" svg:viewBox="0 0 217 257" svg:d="M48 110c3-83 51-97 70-97 58 0 63 75 63 97-45 0-89 0-133 0zM48 121c52 0 104 0 157 0 11 0 12 0 12-11 0-56-30-110-99-110-65 0-118 57-118 128 0 75 59 129 125 129 68 0 92-62 92-72 0-6-3-8-6-8-5 0-6 3-8 8-19 57-70 57-75 57-29 0-51-15-64-36-16-27-16-64-16-85z">
                <text:p/>
              </draw:path>
              <draw:path draw:style-name="gr7" draw:text-style-name="P2" draw:layer="layout" svg:width="0.399cm" svg:height="0.393cm" svg:x="6.776cm" svg:y="15.779cm" svg:viewBox="0 0 400 394" svg:d="M339 54c8-21 22-36 61-36 0-6 0-12 0-18-18 2-40 2-55 2-17 0-49-2-64-2 0 6 0 12 0 18 29 0 42 14 42 27 0 4-3 8-3 11-34 90-69 180-103 269-36-94-72-188-108-282-4-8-4-8-4-10 0-15 32-15 47-15 0-6 0-12 0-18-19 2-59 2-80 2-27 0-51-2-72-2 0 6 0 12 0 18 37 0 48 0 56 20 43 115 86 229 129 343 5 11 7 13 15 13 9 0 11-3 13-11 42-110 84-219 126-329z">
                <text:p/>
              </draw:path>
            </draw:g>
          </draw:g>
          <draw:g>
            <svg:title>TexMaths</svg:title>
            <svg:desc>12§latex§$184.95\,\mathrm{nm}$§svg§600§TRUE§</svg:desc>
            <draw:g>
              <draw:path draw:style-name="gr7" draw:text-style-name="P2" draw:layer="layout" svg:width="0.138cm" svg:height="0.278cm" draw:transform="rotate (1.44862327915529) translate (3.80852334044913cm 13.0383377446919cm)" svg:viewBox="0 0 139 279" svg:d="M86 11c0-10 0-11-9-11-27 26-63 26-77 26 0 5 0 9 0 13 8 0 34 0 55-10 0 72 0 145 0 217 0 15-1 19-38 19-5 0-10 0-15 0 0 5 0 9 0 14 16-2 52-2 69-2s54 0 68 2c0-5 0-9 0-14-4 0-9 0-13 0-38 0-40-3-40-19 0-78 0-157 0-235z">
                <text:p/>
              </draw:path>
              <draw:path draw:style-name="gr7" draw:text-style-name="P2" draw:layer="layout" svg:width="0.174cm" svg:height="0.287cm" draw:transform="rotate (1.44862327915529) translate (3.83176589604374cm 12.849042320058cm)" svg:viewBox="0 0 175 288" svg:d="M52 87c-20-12-22-26-22-33 0-26 28-43 58-43 31 0 57 21 57 51 0 24-15 44-42 59-17-11-34-23-51-34zM113 127c30-16 51-37 51-65 0-38-38-62-76-62-42 0-76 31-76 69 0 9 1 27 18 47 5 5 20 16 31 23-24 12-61 36-61 76 0 46 43 73 88 73 48 0 87-34 87-80 0-14-5-33-20-51-9-9-15-13-42-30zM71 145c17 10 34 21 51 32 12 8 33 22 33 47 0 31-33 52-67 52-36 0-66-26-66-61 0-24 13-50 49-70z">
                <text:p/>
              </draw:path>
              <draw:path draw:style-name="gr7" draw:text-style-name="P2" draw:layer="layout" svg:width="0.186cm" svg:height="0.282cm" draw:transform="rotate (1.44862327915529) translate (3.85201451098285cm 12.6448774554246cm)" svg:viewBox="0 0 187 283" svg:d="M113 214c0 12 0 25 0 37 0 16-1 19-33 19-3 0-6 0-9 0 0 5 0 9 0 13 18-1 39-1 57-1s40 0 58 1c0-4 0-8 0-13-3 0-6 0-10 0-31 0-31-3-31-19 0-12 0-25 0-37 14 0 28 0 42 0 0-4 0-8 0-12-14 0-28 0-42 0 0-64 0-127 0-191 0-9 0-11-7-11-4 0-5 0-8 5-44 66-87 131-130 197 0 4 0 8 0 12 38 0 75 0 113 0zM115 202c-34 0-69 0-103 0 34-52 69-104 103-157 0 53 0 105 0 157z">
                <text:p/>
              </draw:path>
              <draw:path draw:style-name="gr7" draw:text-style-name="P2" draw:layer="layout" svg:width="0.043cm" svg:height="0.043cm" draw:transform="rotate (1.44862327915529) translate (4.11807050132605cm 12.4406817949663cm)" svg:viewBox="0 0 44 44" svg:d="M44 23c0-12-9-23-21-23s-23 11-23 23 11 21 23 21 21-9 21-21z">
                <text:p/>
              </draw:path>
              <draw:path draw:style-name="gr7" draw:text-style-name="P2" draw:layer="layout" svg:width="0.174cm" svg:height="0.287cm" draw:transform="rotate (1.44862327915529) translate (3.89740053416939cm 12.314491089488cm)" svg:viewBox="0 0 175 288" svg:d="M137 146c0 4 0 9 0 13 0 98-43 117-69 117-6 0-28-1-40-14 19 0 21-13 21-20 0-12-9-20-19-20-6 0-19 4-19 21 0 28 23 45 59 45 54 0 105-57 105-147 0-112-48-141-86-141-23 0-43 7-61 26s-28 36-28 68c0 53 37 94 84 94 26 0 43-18 53-42zM85 178c-7 0-26 0-39-26-8-16-8-37-8-58 0-22 0-41 9-57 12-21 27-26 42-26 19 0 33 14 41 32 4 14 7 41 7 60 0 35-15 75-52 75z">
                <text:p/>
              </draw:path>
              <draw:path draw:style-name="gr7" draw:text-style-name="P2" draw:layer="layout" svg:width="0.167cm" svg:height="0.287cm" draw:transform="rotate (1.44862327915529) translate (3.92356668166268cm 12.1013849196171cm)" svg:viewBox="0 0 168 288" svg:d="M168 195c0-50-35-92-80-92-21 0-39 7-54 21 0-27 0-54 0-81 8 2 22 5 36 5 52 0 81-38 81-43 0-3-1-5-3-5s-2 0-4 1c-8 4-29 12-58 12-16 0-36-2-56-12-4-1-4-1-5-1-3 0-3 4-3 11 0 41 0 82 0 123 0 8 0 11 4 11s5-1 6-4c5-6 21-29 54-29 23 0 33 20 36 27 8 15 9 32 9 52 0 16 0 41-11 58-10 16-25 27-44 27-32 0-56-21-63-46 1 0 3 1 7 1 14 0 21-12 21-22s-7-20-21-20c-6 0-20 4-20 23 0 36 29 76 76 76 49 0 92-40 92-93z">
                <text:p/>
              </draw:path>
              <draw:path draw:style-name="gr7" draw:text-style-name="P2" draw:layer="layout" svg:width="0.21cm" svg:height="0.184cm" draw:transform="rotate (1.44862327915529) translate (4.04948349730483cm 11.8413107846326cm)" svg:viewBox="0 0 211 185" svg:d="M32 42c0 37 0 75 0 112 0 18-4 18-32 18 0 5 0 9 0 13 14 0 36-1 47-1s33 1 48 1c0-4 0-8 0-13-29 0-34 0-34-18 0-26 0-52 0-77 0-44 30-67 58-67 26 0 31 22 31 46 0 33 0 66 0 98 0 18-5 18-34 18 0 5 0 9 0 13 15 0 36-1 48-1 11 0 33 1 47 1 0-4 0-8 0-13-21 0-32 0-32-12 0-26 0-53 0-80 0-36 0-49-13-64-6-8-21-16-45-16-31 0-50 18-62 44 0-15 0-29 0-44-20 2-39 3-59 5 0 4 0 9 0 13 29 0 32 4 32 24z">
                <text:p/>
              </draw:path>
              <draw:path draw:style-name="gr7" draw:text-style-name="P2" draw:layer="layout" svg:width="0.328cm" svg:height="0.184cm" draw:transform="rotate (1.44862327915529) translate (4.07798851831707cm 11.6091560185722cm)" svg:viewBox="0 0 329 185" svg:d="M32 42c0 37 0 75 0 112 0 18-4 18-32 18 0 5 0 9 0 13 14 0 36-1 47-1s33 1 48 1c0-4 0-8 0-13-29 0-34 0-34-18 0-26 0-52 0-77 0-44 30-67 58-67 26 0 31 22 31 46 0 33 0 66 0 98 0 18-5 18-34 18 0 5 0 9 0 13 16 0 38-1 48-1 11 0 33 1 47 1 0-4 0-8 0-13-27 0-32 0-32-18 0-26 0-52 0-77 0-44 30-67 56-67 28 0 31 22 31 46 0 33 0 66 0 98 0 18-3 18-32 18 0 5 0 9 0 13 14 0 36-1 48-1 11 0 32 1 47 1 0-4 0-8 0-13-22 0-33 0-33-12 0-26 0-53 0-80 0-36 0-49-13-64-6-8-20-16-44-16-36 0-54 25-61 42-6-37-38-42-57-42-30 0-50 18-62 44 0-15 0-29 0-44-20 2-39 3-59 5 0 4 0 9 0 13 29 0 32 4 32 24z">
                <text:p/>
              </draw:path>
            </draw:g>
          </draw:g>
          <draw:frame draw:style-name="gr9" draw:text-style-name="P3" draw:layer="layout" svg:width="2.5cm" svg:height="0.962cm" svg:x="10.85cm" svg:y="1.35cm">
            <draw:text-box>
              <text:p>Triplett</text:p>
            </draw:text-box>
          </draw:frame>
          <draw:frame draw:style-name="gr9" draw:text-style-name="P3" draw:layer="layout" svg:width="3cm" svg:height="0.962cm" svg:x="3.45cm" svg:y="1.35cm">
            <draw:text-box>
              <text:p>Singulett</text:p>
            </draw:text-box>
          </draw:frame>
          <draw:g>
            <svg:title>TexMaths</svg:title>
            <svg:desc>12§latex§$576.96\,\mathrm{nm}$§svg§600§TRUE§</svg:desc>
            <draw:g>
              <draw:path draw:style-name="gr7" draw:text-style-name="P2" draw:layer="layout" svg:width="0.167cm" svg:height="0.288cm" draw:transform="rotate (0.261799387799149) translate (9.58597490451486cm 7.14807240130781cm)" svg:viewBox="0 0 168 289" svg:d="M168 196c0-51-35-93-80-93-21 0-39 7-53 22 0-28 0-55 0-83 8 4 21 6 35 6 52 0 81-38 81-43 0-4-1-5-3-5s-2 0-4 1c-8 4-29 12-58 12-16 0-36-3-56-12-2-1-4-1-5-1-3 0-3 4-3 10 0 41 0 83 0 124 0 8 0 11 6 11 2 0 3-1 4-3 5-6 21-29 54-29 23 0 34 19 36 26 8 16 9 33 9 53 0 14 0 40-11 58-10 16-25 27-44 27-32 0-56-23-63-47 1 0 3 0 7 0 15 0 22-10 22-20s-7-20-22-20c-6 0-20 3-20 22 0 36 29 77 76 77 49 0 92-41 92-93z">
                <text:p/>
              </draw:path>
              <draw:path draw:style-name="gr7" draw:text-style-name="P2" draw:layer="layout" svg:width="0.18cm" svg:height="0.293cm" draw:transform="rotate (0.261799387799149) translate (9.78984953553703cm 7.08847503290226cm)" svg:viewBox="0 0 181 294" svg:d="M178 29c3-6 3-6 3-16-34 0-68 0-102 0-51 0-53-5-54-13-3 0-7 0-11 0-4 29-9 58-14 86 4 0 7 0 11 0 1-6 5-32 11-38 2-2 36-2 40-2 30 0 59 0 88 0-5 7-37 52-47 67-38 56-51 115-51 158 0 4 0 23 19 23s19-19 19-23c0-7 0-14 0-21 0-24 1-47 5-70 1-10 7-46 26-72s38-53 57-79z">
                <text:p/>
              </draw:path>
              <draw:path draw:style-name="gr7" draw:text-style-name="P2" draw:layer="layout" svg:width="0.174cm" svg:height="0.288cm" draw:transform="rotate (0.261799387799149) translate (9.98925571202139cm 7.04001363461347cm)" svg:viewBox="0 0 175 289" svg:d="M38 142c0-4 0-7 0-10 0-107 52-122 74-122 10 0 27 3 37 16-6 0-23 0-23 20 0 13 10 19 19 19 7 0 19-4 19-19 0-26-18-46-54-46-52 0-110 54-110 146 0 113 49 143 89 143 47 0 86-39 86-95 0-54-37-94-84-94-29 0-44 21-53 42zM89 277c-28 0-40-25-42-31-9-20-9-54-9-61 0-33 15-75 52-75 7 0 26 0 40 26 7 15 7 37 7 57 0 21 0 42-7 57-12 25-32 27-41 27z">
                <text:p/>
              </draw:path>
              <draw:path draw:style-name="gr7" draw:text-style-name="P2" draw:layer="layout" svg:width="0.043cm" svg:height="0.043cm" draw:transform="rotate (0.261799387799149) translate (10.2714708544cm 7.20789127275372cm)" svg:viewBox="0 0 44 44" svg:d="M44 23c0-13-9-23-21-23s-23 10-23 23c0 12 11 21 23 21s21-9 21-21z">
                <text:p/>
              </draw:path>
              <draw:path draw:style-name="gr7" draw:text-style-name="P2" draw:layer="layout" svg:width="0.174cm" svg:height="0.288cm" draw:transform="rotate (0.261799387799149) translate (10.3056225523929cm 6.95524339522393cm)" svg:viewBox="0 0 175 289" svg:d="M137 146c0 5 0 9 0 14 0 98-43 117-69 117-6 0-28-1-40-15 19 0 21-12 21-20 0-13-9-19-19-19-6 0-19 4-19 21 0 27 23 45 59 45 54 0 105-57 105-147 0-113-48-142-86-142-23 0-43 7-61 26-18 20-28 36-28 69 0 51 37 93 84 93 26 0 43-18 53-42zM85 179c-7 0-26 0-39-27-8-15-8-37-8-57 0-23 0-42 9-58 12-21 27-27 42-27 20 0 33 14 41 33 4 13 7 40 7 60 0 35-15 76-52 76z">
                <text:p/>
              </draw:path>
              <draw:path draw:style-name="gr7" draw:text-style-name="P2" draw:layer="layout" svg:width="0.174cm" svg:height="0.288cm" draw:transform="rotate (0.261799387799149) translate (10.5095806619364cm 6.90059298448196cm)" svg:viewBox="0 0 175 289" svg:d="M37 142c0-4 0-7 0-10 0-107 53-122 75-122 9 0 27 3 37 16-6 0-24 0-24 20 0 13 11 19 20 19 6 0 19-4 19-19 0-26-19-46-54-46-54 0-110 54-110 146 0 113 49 143 88 143 46 0 87-39 87-95 0-54-38-94-85-94-29 0-44 21-53 42zM88 277c-27 0-39-25-42-31-8-20-8-54-8-61 0-33 14-75 52-75 7 0 26 0 40 26 7 15 7 37 7 57 0 21 0 42-7 57-14 25-33 27-42 27z">
                <text:p/>
              </draw:path>
              <draw:path draw:style-name="gr7" draw:text-style-name="P2" draw:layer="layout" svg:width="0.211cm" svg:height="0.185cm" draw:transform="rotate (0.261799387799149) translate (10.8003422904388cm 6.91958549142119cm)" svg:viewBox="0 0 212 186" svg:d="M34 42c0 37 0 74 0 112 0 19-5 19-34 19 0 4 0 9 0 13 16 0 37-1 48-1s34 1 47 1c0-4 0-9 0-13-28 0-33 0-33-19 0-26 0-52 0-77 0-43 30-67 57-67s31 22 31 46c0 33 0 65 0 98 0 19-4 19-32 19 0 4 0 9 0 13 14 0 36-1 48-1 10 0 32 1 46 1 0-4 0-9 0-13-21 0-32 0-32-12 0-27 0-54 0-81 0-36 0-49-13-64-6-8-21-16-45-16-31 0-50 18-62 44 0-14 0-29 0-44-20 2-40 3-60 5 0 4 0 9 0 13 30 0 34 2 34 24z">
                <text:p/>
              </draw:path>
              <draw:path draw:style-name="gr7" draw:text-style-name="P2" draw:layer="layout" svg:width="0.328cm" svg:height="0.185cm" draw:transform="rotate (0.261799387799149) translate (11.027477457885cm 6.85872480673127cm)" svg:viewBox="0 0 329 186" svg:d="M32 42c0 37 0 74 0 112 0 19-4 19-32 19 0 4 0 9 0 13 14 0 36-1 47-1s33 1 48 1c0-4 0-9 0-13-29 0-34 0-34-19 0-26 0-52 0-77 0-43 30-67 58-67 26 0 31 22 31 46 0 33 0 65 0 98 0 19-5 19-34 19 0 4 0 9 0 13 15 0 36-1 48-1 11 0 33 1 47 1 0-4 0-9 0-13-27 0-32 0-32-19 0-26 0-52 0-77 0-43 30-67 56-67 27 0 31 22 31 46 0 33 0 65 0 98 0 19-4 19-32 19 0 4 0 9 0 13 14 0 36-1 47-1 12 0 33 1 48 1 0-4 0-9 0-13-22 0-33 0-34-12 0-27 0-54 0-81 0-36 0-49-12-64-6-8-20-16-44-16-36 0-54 25-61 42-6-37-38-42-57-42-31 0-50 18-62 44 0-14 0-29 0-44-20 2-39 3-59 5 0 4 0 9 0 13 29 0 32 2 32 24z">
                <text:p/>
              </draw:path>
            </draw:g>
          </draw:g>
          <draw:g>
            <svg:title>TexMaths</svg:title>
            <svg:desc>12§latex§$407.78\,\mathrm{nm}$§svg§600§TRUE§</svg:desc>
            <draw:g>
              <draw:path draw:style-name="gr7" draw:text-style-name="P2" draw:layer="layout" svg:width="0.185cm" svg:height="0.282cm" draw:transform="rotate (-0.541052068118242) translate (7.31333423264807cm 8.75148990715907cm)" svg:viewBox="0 0 186 283" svg:d="M112 214c0 12 0 25 0 37 0 16 0 19-32 19-3 0-6 0-9 0 0 5 0 9 0 13 18-1 40-1 57-1 18 0 40 0 57 1 0-4 0-8 0-13-3 0-6 0-9 0-31 0-32-3-32-19 0-12 0-25 0-37 14 0 28 0 42 0 0-4 0-8 0-12-14 0-28 0-42 0 0-64 0-127 0-191 0-9 0-11-6-11-4 0-6 0-8 5-44 66-87 131-130 197 0 4 0 8 0 12 37 0 74 0 112 0zM114 202c-34 0-68 0-102 0 34-52 68-104 102-157 0 53 0 105 0 157z">
                <text:p/>
              </draw:path>
              <draw:path draw:style-name="gr7" draw:text-style-name="P2" draw:layer="layout" svg:width="0.177cm" svg:height="0.287cm" draw:transform="rotate (-0.541052068118242) translate (7.49488889279509cm 8.86615983884914cm)" svg:viewBox="0 0 178 288" svg:d="M178 145c0-34-3-67-17-98-19-41-54-47-72-47-25 0-55 11-73 50-14 29-16 61-16 95 0 31 2 69 19 101 18 34 49 42 70 42 23 0 55-8 73-49 13-29 16-61 16-94zM89 279c-17 0-41-10-49-51-5-25-5-63-5-88 0-28 0-55 3-78 9-49 40-52 51-52 14 0 42 7 50 49 4 22 4 55 4 81 0 31 0 60-5 86-6 41-30 53-49 53z">
                <text:p/>
              </draw:path>
              <draw:path draw:style-name="gr7" draw:text-style-name="P2" draw:layer="layout" svg:width="0.18cm" svg:height="0.292cm" draw:transform="rotate (-0.541052068118242) translate (7.68445529150678cm 8.97448193631907cm)" svg:viewBox="0 0 181 293" svg:d="M176 29c5-5 5-6 5-15-34 0-69 0-103 0-52 0-52-6-54-14-3 0-6 0-10 0-4 29-9 58-14 87 4 0 7 0 11 0 1-7 5-33 9-38 4-2 36-2 42-2 30 0 59 0 88 0-5 6-38 51-48 65-37 57-52 115-52 158 0 4 0 23 20 23 19 0 19-19 19-23 0-7 0-14 0-21 0-23 1-47 5-70 2-9 8-45 26-71 19-27 38-53 56-79z">
                <text:p/>
              </draw:path>
              <draw:path draw:style-name="gr7" draw:text-style-name="P2" draw:layer="layout" svg:width="0.043cm" svg:height="0.043cm" draw:transform="rotate (-0.541052068118242) translate (7.75247926883617cm 9.29439917578547cm)" svg:viewBox="0 0 44 44" svg:d="M44 23c0-12-9-23-21-23s-23 11-23 23 11 21 23 21 21-9 21-21z">
                <text:p/>
              </draw:path>
              <draw:path draw:style-name="gr7" draw:text-style-name="P2" draw:layer="layout" svg:width="0.18cm" svg:height="0.292cm" draw:transform="rotate (-0.541052068118242) translate (7.96510916704258cm 9.143115797706cm)" svg:viewBox="0 0 181 293" svg:d="M178 29c3-5 3-6 3-15-34 0-69 0-103 0-50 0-52-6-53-14-3 0-7 0-11 0-4 29-9 58-14 87 4 0 7 0 11 0 1-7 5-33 11-38 2-2 36-2 40-2 30 0 59 0 88 0-5 6-38 51-48 65-37 57-52 115-52 158 0 4 0 23 20 23 19 0 20-19 20-23 0-7 0-14 0-21 0-23 1-47 4-70 2-9 8-45 26-71 19-27 38-53 58-79z">
                <text:p/>
              </draw:path>
              <draw:path draw:style-name="gr7" draw:text-style-name="P2" draw:layer="layout" svg:width="0.174cm" svg:height="0.287cm" draw:transform="rotate (-0.541052068118242) translate (8.1384395377966cm 9.25284407778034cm)" svg:viewBox="0 0 175 288" svg:d="M50 87c-19-12-20-26-20-33 0-26 28-43 58-43s57 21 57 51c0 24-17 44-42 59-17-11-35-23-53-34zM113 127c30-16 50-37 50-65 0-38-37-62-75-62-42 0-77 31-77 69 0 9 1 27 19 47 5 5 20 16 30 23-24 12-60 36-60 76 0 46 43 73 88 73 46 0 87-34 87-80 0-14-5-33-21-51-8-9-15-13-41-30zM71 145c17 10 34 21 51 32 12 8 32 22 32 47 0 31-32 52-66 52-36 0-68-26-68-61 0-24 15-50 51-70z">
                <text:p/>
              </draw:path>
              <draw:path draw:style-name="gr7" draw:text-style-name="P2" draw:layer="layout" svg:width="0.21cm" svg:height="0.184cm" draw:transform="rotate (-0.541052068118242) translate (8.32787150110673cm 9.47549356555088cm)" svg:viewBox="0 0 211 185" svg:d="M32 42c0 37 0 75 0 112 0 18-4 18-32 18 0 5 0 9 0 13 14 0 36-1 47-1s33 1 48 1c0-4 0-8 0-13-29 0-34 0-34-18 0-26 0-52 0-77 0-44 30-67 58-67 26 0 31 22 31 46 0 33 0 66 0 98 0 18-5 18-34 18 0 5 0 9 0 13 15 0 36-1 48-1 11 0 33 1 47 1 0-4 0-8 0-13-22 0-32 0-32-12 0-26 0-53 0-80 0-36 0-49-13-64-6-8-21-16-45-16-31 0-50 18-62 44 0-15 0-29 0-44-20 2-39 3-59 5 0 4 0 9 0 13 29 0 32 4 32 24z">
                <text:p/>
              </draw:path>
              <draw:path draw:style-name="gr7" draw:text-style-name="P2" draw:layer="layout" svg:width="0.328cm" svg:height="0.184cm" draw:transform="rotate (-0.541052068118242) translate (8.52833855506088cm 9.5959463236844cm)" svg:viewBox="0 0 329 185" svg:d="M32 42c0 37 0 75 0 112 0 18-4 18-32 18 0 5 0 9 0 13 14 0 36-1 47-1s33 1 48 1c0-4 0-8 0-13-29 0-34 0-34-18 0-26 0-52 0-77 0-44 30-67 58-67 26 0 31 22 31 46 0 33 0 66 0 98 0 18-5 18-34 18 0 5 0 9 0 13 16 0 38-1 48-1 11 0 33 1 47 1 0-4 0-8 0-13-28 0-32 0-32-18 0-26 0-52 0-77 0-44 30-67 56-67 28 0 31 22 31 46 0 33 0 66 0 98 0 18-3 18-32 18 0 5 0 9 0 13 14 0 36-1 48-1 11 0 32 1 47 1 0-4 0-8 0-13-22 0-33 0-33-12 0-26 0-53 0-80 0-36 0-49-13-64-6-8-20-16-44-16-36 0-54 25-61 42-6-37-38-42-57-42-30 0-50 18-62 44 0-15 0-29 0-44-20 2-39 3-59 5 0 4 0 9 0 13 29 0 32 4 32 24z">
                <text:p/>
              </draw:path>
            </draw:g>
          </draw:g>
          <draw:g>
            <svg:title>TexMaths</svg:title>
            <svg:desc>16§latex§8§svg§600§TRUE§</svg:desc>
            <draw:g>
              <draw:path draw:style-name="gr7" draw:text-style-name="P2" draw:layer="layout" svg:width="0.229cm" svg:height="0.383cm" svg:x="9.512cm" svg:y="4.3cm" svg:viewBox="0 0 230 384" svg:d="M67 116c-26-16-27-35-27-44 0-35 35-58 74-58 42 0 76 29 76 69 0 32-22 59-55 78-23-15-46-30-68-45zM148 169c39-19 68-49 68-86 0-51-51-83-100-83-56 0-102 41-102 92 0 12 2 37 26 63 4 6 25 20 39 30-31 16-79 48-79 102 0 60 56 97 114 97 64 0 116-46 116-107 0-19-6-44-27-68-11-11-19-16-55-40zM92 193c23 15 46 30 68 44 16 10 42 28 42 61 0 41-42 70-86 70-49 0-89-35-89-81 0-32 17-67 65-94z">
                <text:p/>
              </draw:path>
            </draw:g>
          </draw:g>
          <draw:g>
            <svg:title>TexMaths</svg:title>
            <svg:desc>12§latex§$690.75\,\mathrm{nm}$§svg§600§TRUE§</svg:desc>
            <draw:g>
              <draw:path draw:style-name="gr7" draw:text-style-name="P2" draw:layer="layout" svg:width="0.174cm" svg:height="0.288cm" draw:transform="rotate (1.08210413623648) translate (8.34029676997409cm 6.66829531180362cm)" svg:viewBox="0 0 175 289" svg:d="M38 142c0-4 0-7 0-10 0-107 52-122 74-122 9 0 27 3 37 16-6 0-23 0-23 20 0 13 10 19 19 19 6 0 19-4 19-19 0-26-19-46-54-46-54 0-110 54-110 146 0 113 49 143 88 143 46 0 87-39 87-95 0-54-38-94-85-94-28 0-43 21-52 42zM88 277c-27 0-39-25-41-31-9-20-9-54-9-61 0-33 15-75 52-75 7 0 26 0 40 26 7 15 7 37 7 57 0 21 0 42-7 57-12 25-33 27-42 27z">
                <text:p/>
              </draw:path>
              <draw:path draw:style-name="gr7" draw:text-style-name="P2" draw:layer="layout" svg:width="0.173cm" svg:height="0.288cm" draw:transform="rotate (1.08210413623648) translate (8.43944916403448cm 6.48181678019182cm)" svg:viewBox="0 0 174 289" svg:d="M137 146c0 5 0 9 0 14 0 98-45 117-69 117-7 0-30-1-42-15 20 0 23-12 23-20 0-13-11-19-20-19-6 0-19 4-19 21 0 27 22 45 58 45 54 0 106-57 106-147 0-113-48-142-85-142-24 0-45 7-63 26-16 20-26 36-26 69 0 51 36 93 84 93 25 0 43-18 53-42zM84 179c-6 0-26 0-40-27-7-15-7-37-7-57 0-23 0-42 10-58 11-21 26-27 42-27 19 0 32 14 39 33 6 13 8 40 8 60 0 35-15 76-52 76z">
                <text:p/>
              </draw:path>
              <draw:path draw:style-name="gr7" draw:text-style-name="P2" draw:layer="layout" svg:width="0.177cm" svg:height="0.288cm" draw:transform="rotate (1.08210413623648) translate (8.53747482634417cm 6.29745732280287cm)" svg:viewBox="0 0 178 289" svg:d="M178 145c0-33-3-67-17-98-19-41-54-47-72-47-25 0-57 11-73 49-14 30-16 63-16 96 0 31 1 70 19 101 18 35 49 43 70 43 23 0 54-9 73-49 13-29 16-61 16-95zM89 280c-17 0-42-11-49-51-5-25-5-65-5-89 0-27 0-55 3-78 9-49 40-54 51-54 13 0 42 9 49 50 5 24 5 56 5 82 0 32 0 60-5 87-6 41-30 53-49 53z">
                <text:p/>
              </draw:path>
              <draw:path draw:style-name="gr7" draw:text-style-name="P2" draw:layer="layout" svg:width="0.043cm" svg:height="0.043cm" draw:transform="rotate (1.08210413623648) translate (8.85331034825046cm 6.20444590897542cm)" svg:viewBox="0 0 44 44" svg:d="M44 23c0-13-9-23-21-23s-23 10-23 23c0 12 11 21 23 21s21-9 21-21z">
                <text:p/>
              </draw:path>
              <draw:path draw:style-name="gr7" draw:text-style-name="P2" draw:layer="layout" svg:width="0.18cm" svg:height="0.293cm" draw:transform="rotate (1.08210413623648) translate (8.69041575711916cm 5.99959300521233cm)" svg:viewBox="0 0 181 294" svg:d="M178 29c3-6 3-6 3-16-34 0-69 0-103 0-50 0-52-5-53-13-3 0-7 0-11 0-4 29-9 58-14 86 4 0 7 0 11 0 1-6 5-32 11-38 2-2 36-2 40-2 30 0 59 0 88 0-5 7-38 52-47 67-38 56-53 115-53 158 0 4 0 23 20 23 19 0 20-19 20-23 0-7 0-14 0-21 0-24 1-47 4-70 2-10 8-46 26-72 19-26 38-53 58-79z">
                <text:p/>
              </draw:path>
              <draw:path draw:style-name="gr7" draw:text-style-name="P2" draw:layer="layout" svg:width="0.167cm" svg:height="0.288cm" draw:transform="rotate (1.08210413623648) translate (8.79267956787458cm 5.81748701132476cm)" svg:viewBox="0 0 168 289" svg:d="M168 196c0-51-35-93-80-93-21 0-39 7-54 22 0-28 0-55 0-83 8 4 22 6 36 6 51 0 81-38 81-43 0-4-1-5-3-5s-2 0-4 1c-8 4-29 12-58 12-16 0-36-3-56-12-4-1-4-1-5-1-3 0-3 4-3 10 0 41 0 83 0 124 0 8 0 11 4 11s5-1 6-3c5-6 21-29 54-29 23 0 33 19 36 26 8 16 9 33 9 53 0 14 0 40-11 58-10 16-25 27-44 27-32 0-56-23-63-47 1 0 3 0 7 0 14 0 21-10 21-20s-7-20-21-20c-6 0-20 3-20 22 0 36 29 77 76 77 49 0 92-41 92-93z">
                <text:p/>
              </draw:path>
              <draw:path draw:style-name="gr7" draw:text-style-name="P2" draw:layer="layout" svg:width="0.211cm" svg:height="0.185cm" draw:transform="rotate (1.08210413623648) translate (9.00320751626905cm 5.62091462530675cm)" svg:viewBox="0 0 212 186" svg:d="M34 42c0 37 0 74 0 112 0 19-5 19-34 19 0 4 0 9 0 13 16 0 37-1 48-1s34 1 47 1c0-4 0-9 0-13-28 0-33 0-33-19 0-26 0-52 0-77 0-43 30-67 57-67s31 22 31 46c0 33 0 65 0 98 0 19-4 19-32 19 0 4 0 9 0 13 14 0 36-1 48-1 10 0 32 1 46 1 0-4 0-9 0-13-21 0-32 0-32-12 0-27 0-54 0-81 0-36 0-49-13-64-6-8-21-16-45-16-31 0-50 18-62 44 0-14 0-29 0-44-20 2-40 3-60 5 0 4 0 9 0 13 30 0 34 2 34 24z">
                <text:p/>
              </draw:path>
              <draw:path draw:style-name="gr7" draw:text-style-name="P2" draw:layer="layout" svg:width="0.328cm" svg:height="0.185cm" draw:transform="rotate (1.08210413623648) translate (9.11362722783629cm 5.41324535146633cm)" svg:viewBox="0 0 329 186" svg:d="M32 42c0 37 0 74 0 112 0 19-4 19-32 19 0 4 0 9 0 13 14 0 36-1 47-1s33 1 48 1c0-4 0-9 0-13-29 0-34 0-34-19 0-26 0-52 0-77 0-43 30-67 58-67 26 0 31 22 31 46 0 33 0 65 0 98 0 19-5 19-34 19 0 4 0 9 0 13 15 0 36-1 48-1 11 0 33 1 47 1 0-4 0-9 0-13-27 0-32 0-32-19 0-26 0-52 0-77 0-43 30-67 56-67 27 0 31 22 31 46 0 33 0 65 0 98 0 19-4 19-32 19 0 4 0 9 0 13 14 0 36-1 47-1 12 0 33 1 48 1 0-4 0-9 0-13-22 0-33 0-34-12 0-27 0-54 0-81 0-36 0-49-12-64-6-8-20-16-44-16-36 0-54 25-61 42-6-37-38-42-57-42-31 0-50 18-62 44 0-14 0-29 0-44-20 2-39 3-59 5 0 4 0 9 0 13 29 0 32 2 32 24z">
                <text:p/>
              </draw:path>
            </draw:g>
          </draw:g>
          <draw:line draw:style-name="gr6" draw:text-style-name="P1" draw:layer="layout" svg:x1="14.01cm" svg:y1="4.834cm" svg:x2="13.08cm" svg:y2="4.835cm">
            <text:p/>
          </draw:line>
          <draw:line draw:style-name="gr6" draw:text-style-name="P1" draw:layer="layout" svg:x1="15.41cm" svg:y1="4.835cm" svg:x2="14.48cm" svg:y2="4.836cm">
            <text:p/>
          </draw:line>
          <draw:g>
            <svg:title>TexMaths</svg:title>
            <svg:desc>16§latex§7§svg§600§TRUE§</svg:desc>
            <draw:g>
              <draw:path draw:style-name="gr7" draw:text-style-name="P2" draw:layer="layout" svg:width="0.239cm" svg:height="0.391cm" svg:x="13.712cm" svg:y="4.331cm" svg:viewBox="0 0 240 392" svg:d="M235 38c5-8 5-8 5-20-45 0-91 0-136 0-69 0-70-7-72-18-5 0-10 0-14 0-6 38-12 77-18 115 5 0 10 0 14 0 2-8 7-43 13-51 5-3 48-3 56-3 39 0 77 0 115 0-6 9-51 70-62 89-51 76-69 154-69 212 0 4 0 30 26 30 25 0 25-26 25-30 0-10 0-20 0-29 0-32 2-63 7-93 1-13 9-61 33-96 26-35 52-70 77-106z">
                <text:p/>
              </draw:path>
            </draw:g>
          </draw:g>
          <draw:g>
            <svg:title>TexMaths</svg:title>
            <svg:desc>16§latex§7§svg§600§TRUE§</svg:desc>
            <draw:g>
              <draw:path draw:style-name="gr7" draw:text-style-name="P2" draw:layer="layout" svg:width="0.239cm" svg:height="0.391cm" svg:x="15.112cm" svg:y="4.331cm" svg:viewBox="0 0 240 392" svg:d="M235 38c5-8 5-8 5-20-45 0-91 0-136 0-69 0-70-7-72-18-5 0-10 0-14 0-6 38-12 77-18 115 5 0 10 0 14 0 2-8 7-43 13-51 5-3 48-3 56-3 39 0 77 0 115 0-6 9-51 70-62 89-51 76-69 154-69 212 0 4 0 30 26 30 25 0 25-26 25-30 0-10 0-20 0-29 0-32 2-63 7-93 1-13 9-61 33-96 26-35 52-70 77-106z">
                <text:p/>
              </draw:path>
            </draw:g>
          </draw:g>
          <draw:frame draw:style-name="gr9" draw:text-style-name="P3" draw:layer="layout" svg:width="4.35cm" svg:height="0.962cm" draw:transform="rotate (1.5707963267949) translate (0.544cm 7.606cm)">
            <draw:text-box>
              <text:p>Energie [eV]</text:p>
            </draw:text-box>
          </draw:frame>
          <draw:g>
            <svg:title>TexMaths</svg:title>
            <svg:desc>12§latex§$404.66\,\mathrm{nm}$§svg§600§TRUE§</svg:desc>
            <draw:g>
              <draw:path draw:style-name="gr7" draw:text-style-name="P2" draw:layer="layout" svg:width="0.185cm" svg:height="0.282cm" draw:transform="rotate (-0.820304748437335) translate (10.9194433893234cm 9.51107692832172cm)" svg:viewBox="0 0 186 283" svg:d="M112 214c0 12 0 25 0 37 0 16 0 19-32 19-3 0-6 0-9 0 0 5 0 9 0 13 18-1 40-1 57-1 18 0 40 0 57 1 0-4 0-8 0-13-3 0-6 0-9 0-31 0-32-3-32-19 0-12 0-25 0-37 14 0 28 0 42 0 0-4 0-8 0-12-14 0-28 0-42 0 0-64 0-127 0-191 0-9 0-11-6-11-4 0-6 0-8 5-44 66-87 131-130 197 0 4 0 8 0 12 37 0 74 0 112 0zM114 202c-34 0-68 0-102 0 34-52 68-104 102-157 0 53 0 105 0 157z">
                <text:p/>
              </draw:path>
              <draw:path draw:style-name="gr7" draw:text-style-name="P2" draw:layer="layout" svg:width="0.177cm" svg:height="0.287cm" draw:transform="rotate (-0.820304748437335) translate (11.062357613079cm 9.67134798779042cm)" svg:viewBox="0 0 178 288" svg:d="M178 145c0-34-3-67-17-98-19-41-54-47-72-47-25 0-55 11-73 50-14 29-16 61-16 95 0 31 2 69 19 101 18 34 49 42 70 42 23 0 55-8 73-49 13-29 16-61 16-94zM89 279c-17 0-41-10-49-51-5-25-5-63-5-88 0-28 0-55 3-78 9-49 40-52 51-52 14 0 42 7 50 49 4 22 4 55 4 81 0 31 0 60-5 86-6 41-30 53-49 53z">
                <text:p/>
              </draw:path>
              <draw:path draw:style-name="gr7" draw:text-style-name="P2" draw:layer="layout" svg:width="0.186cm" svg:height="0.282cm" draw:transform="rotate (-0.820304748437335) translate (11.2065434262431cm 9.81895402456132cm)" svg:viewBox="0 0 187 283" svg:d="M113 214c0 12 0 25 0 37 0 16-1 19-33 19-3 0-6 0-9 0 0 5 0 9 0 13 18-1 39-1 57-1s40 0 58 1c0-4 0-8 0-13-3 0-6 0-10 0-31 0-31-3-31-19 0-12 0-25 0-37 14 0 28 0 42 0 0-4 0-8 0-12-14 0-28 0-42 0 0-64 0-127 0-191 0-9 0-11-7-11-4 0-5 0-8 5-44 66-87 131-130 197 0 4 0 8 0 12 38 0 75 0 113 0zM115 202c-34 0-69 0-103 0 34-52 69-104 103-157 0 53 0 105 0 157z">
                <text:p/>
              </draw:path>
              <draw:path draw:style-name="gr7" draw:text-style-name="P2" draw:layer="layout" svg:width="0.043cm" svg:height="0.043cm" draw:transform="rotate (-0.820304748437335) translate (11.1919306163197cm 10.1539995892172cm)" svg:viewBox="0 0 44 44" svg:d="M44 23c0-12-9-23-21-23s-23 11-23 23 11 21 23 21 21-9 21-21z">
                <text:p/>
              </draw:path>
              <draw:path draw:style-name="gr7" draw:text-style-name="P2" draw:layer="layout" svg:width="0.174cm" svg:height="0.287cm" draw:transform="rotate (-0.820304748437335) translate (11.4304345834889cm 10.0660622137386cm)" svg:viewBox="0 0 175 288" svg:d="M38 141c0-3 0-6 0-9 0-107 52-121 74-121 10 0 27 2 37 17-6 0-23 0-23 17 0 14 10 21 19 21 7 0 19-5 19-21 0-25-18-45-52-45-54 0-112 54-112 147 0 111 49 141 89 141 47 0 86-39 86-94 0-54-37-94-84-94-29 0-44 22-53 41zM89 276c-27 0-40-25-42-31-7-20-7-54-7-61 0-32 13-74 50-74 7 0 26 0 40 25 7 16 7 37 7 58 0 20 0 41-7 56-12 25-32 27-41 27z">
                <text:p/>
              </draw:path>
              <draw:path draw:style-name="gr7" draw:text-style-name="P2" draw:layer="layout" svg:width="0.174cm" svg:height="0.287cm" draw:transform="rotate (-0.820304748437335) translate (11.5743935763603cm 10.2204393332206cm)" svg:viewBox="0 0 175 288" svg:d="M37 141c0-3 0-6 0-9 0-107 53-121 75-121 9 0 27 2 37 17-6 0-23 0-23 17 0 14 10 21 19 21 6 0 19-5 19-21 0-25-19-45-54-45-54 0-110 54-110 147 0 111 49 141 88 141 46 0 87-39 87-94 0-54-38-94-85-94-29 0-44 22-53 41zM88 276c-27 0-39-25-42-31-8-20-8-54-8-61 0-32 14-74 52-74 7 0 26 0 40 25 7 16 7 37 7 58 0 20 0 41-7 56-12 25-33 27-42 27z">
                <text:p/>
              </draw:path>
              <draw:path draw:style-name="gr7" draw:text-style-name="P2" draw:layer="layout" svg:width="0.21cm" svg:height="0.184cm" draw:transform="rotate (-0.820304748437335) translate (11.6951167505936cm 10.4866782829087cm)" svg:viewBox="0 0 211 185" svg:d="M32 42c0 37 0 75 0 112 0 18-4 18-32 18 0 5 0 9 0 13 14 0 36-1 47-1s33 1 48 1c0-4 0-8 0-13-29 0-34 0-34-18 0-26 0-52 0-77 0-44 30-67 58-67 26 0 31 22 31 46 0 33 0 66 0 98 0 18-5 18-34 18 0 5 0 9 0 13 15 0 36-1 48-1 11 0 33 1 47 1 0-4 0-8 0-13-22 0-32 0-32-12 0-26 0-53 0-80 0-36 0-49-13-64-6-8-21-16-45-16-31 0-50 18-62 44 0-15 0-29 0-44-20 2-39 3-59 5 0 4 0 9 0 13 29 0 32 4 32 24z">
                <text:p/>
              </draw:path>
              <draw:path draw:style-name="gr7" draw:text-style-name="P2" draw:layer="layout" svg:width="0.328cm" svg:height="0.184cm" draw:transform="rotate (-0.820304748437335) translate (11.8546167711046cm 10.6577211141529cm)" svg:viewBox="0 0 329 185" svg:d="M32 42c0 37 0 75 0 112 0 18-4 18-32 18 0 5 0 9 0 13 14 0 36-1 47-1s33 1 48 1c0-4 0-8 0-13-29 0-34 0-34-18 0-26 0-52 0-77 0-44 30-67 58-67 26 0 31 22 31 46 0 33 0 66 0 98 0 18-5 18-34 18 0 5 0 9 0 13 16 0 38-1 48-1 11 0 33 1 47 1 0-4 0-8 0-13-28 0-32 0-32-18 0-26 0-52 0-77 0-44 30-67 56-67 28 0 31 22 31 46 0 33 0 66 0 98 0 18-3 18-32 18 0 5 0 9 0 13 14 0 36-1 48-1 11 0 32 1 47 1 0-4 0-8 0-13-22 0-33 0-33-12 0-26 0-53 0-80 0-36 0-49-13-64-6-8-20-16-44-16-36 0-54 25-61 42-6-37-38-42-57-42-30 0-50 18-62 44 0-15 0-29 0-44-20 2-39 3-59 5 0 4 0 9 0 13 29 0 32 4 32 24z">
                <text:p/>
              </draw:path>
            </draw:g>
          </draw:g>
          <draw:g>
            <svg:title>TexMaths</svg:title>
            <svg:desc>12§latex§$435.83\,\mathrm{nm}$§svg§600§TRUE§</svg:desc>
            <draw:g>
              <draw:path draw:style-name="gr7" draw:text-style-name="P2" draw:layer="layout" svg:width="0.185cm" svg:height="0.282cm" draw:transform="rotate (-0.994837673636769) translate (9.78930742498771cm 9.06213017399059cm)" svg:viewBox="0 0 186 283" svg:d="M112 214c0 12 0 25 0 37 0 16 0 19-32 19-3 0-6 0-9 0 0 5 0 9 0 13 18-1 40-1 57-1 18 0 40 0 57 1 0-4 0-8 0-13-3 0-6 0-9 0-31 0-32-3-32-19 0-12 0-25 0-37 14 0 28 0 42 0 0-4 0-8 0-12-14 0-28 0-42 0 0-64 0-127 0-191 0-9 0-11-6-11-4 0-6 0-8 5-44 66-87 131-130 197 0 4 0 8 0 12 37 0 74 0 112 0zM114 202c-34 0-68 0-102 0 34-52 68-104 102-157 0 53 0 105 0 157z">
                <text:p/>
              </draw:path>
              <draw:path draw:style-name="gr7" draw:text-style-name="P2" draw:layer="layout" svg:width="0.174cm" svg:height="0.287cm" draw:transform="rotate (-0.994837673636768) translate (9.90287289125547cm 9.24578900273467cm)" svg:viewBox="0 0 175 288" svg:d="M104 132c35-12 60-41 60-75s-37-57-78-57c-42 0-74 25-74 57 0 14 10 22 22 22 13 0 21-10 21-22 0-21-20-21-26-21 13-20 41-25 56-25 17 0 40 8 40 46 0 5 0 29-11 48-13 21-28 22-38 22-4 0-14 1-16 1-4 0-7 1-7 5 0 5 3 5 11 5 6 0 12 0 18 0 34 0 50 28 50 69 0 57-29 69-48 69-18 0-49-7-64-31 15 1 28-7 28-24 0-14-12-22-24-22-10 0-24 6-24 23 0 39 40 66 85 66 52 0 90-38 90-81 0-34-26-67-71-75z">
                <text:p/>
              </draw:path>
              <draw:path draw:style-name="gr7" draw:text-style-name="P2" draw:layer="layout" svg:width="0.167cm" svg:height="0.287cm" draw:transform="rotate (-0.994837673636768) translate (10.0197971424004cm 9.42583656049303cm)" svg:viewBox="0 0 168 288" svg:d="M168 195c0-50-35-92-80-92-21 0-39 7-53 21 0-27 0-54 0-81 8 2 21 5 35 5 52 0 81-38 81-43 0-3-1-5-3-5s-2 0-4 1c-8 4-29 12-58 12-16 0-36-2-56-12-2-1-4-1-5-1-3 0-3 4-3 11 0 41 0 82 0 123 0 8 0 11 6 11 2 0 3-1 4-4 5-6 21-29 56-29 21 0 32 20 34 27 8 15 9 32 9 52 0 16 0 41-11 58-10 16-25 27-44 27-32 0-56-21-63-46 1 0 3 1 7 1 15 0 22-12 22-22s-7-20-22-20c-6 0-20 4-20 23 0 36 29 76 76 76 49 0 92-40 92-93z">
                <text:p/>
              </draw:path>
              <draw:path draw:style-name="gr7" draw:text-style-name="P2" draw:layer="layout" svg:width="0.043cm" svg:height="0.043cm" draw:transform="rotate (-0.994837673636768) translate (9.94601261028523cm 9.74260230543313cm)" svg:viewBox="0 0 44 44" svg:d="M44 23c0-12-9-23-21-23s-23 11-23 23 11 21 23 21 21-9 21-21z">
                <text:p/>
              </draw:path>
              <draw:path draw:style-name="gr7" draw:text-style-name="P2" draw:layer="layout" svg:width="0.174cm" svg:height="0.287cm" draw:transform="rotate (-0.994837673636768) translate (10.1961633312783cm 9.69741667554753cm)" svg:viewBox="0 0 175 288" svg:d="M52 87c-20-12-22-26-22-33 0-26 28-43 58-43 31 0 57 21 57 51 0 24-17 44-42 59-17-11-34-23-51-34zM113 127c30-16 51-37 51-65 0-38-38-62-76-62-42 0-76 31-76 69 0 9 0 27 18 47 5 5 20 16 31 23-25 12-61 36-61 76 0 46 43 73 88 73 48 0 87-34 87-80 0-14-5-33-20-51-9-9-16-13-42-30zM71 145c17 10 34 21 51 32 12 8 32 22 32 47 0 31-32 52-66 52-36 0-66-26-66-61 0-24 13-50 49-70z">
                <text:p/>
              </draw:path>
              <draw:path draw:style-name="gr7" draw:text-style-name="P2" draw:layer="layout" svg:width="0.174cm" svg:height="0.287cm" draw:transform="rotate (-0.994837673636768) translate (10.3111279581023cm 9.87444667647194cm)" svg:viewBox="0 0 175 288" svg:d="M104 132c35-12 59-41 59-75s-37-57-77-57c-43 0-75 25-75 57 0 14 9 22 21 22 14 0 22-10 22-22 0-21-19-21-26-21 13-20 40-25 56-25 18 0 41 8 41 46 0 5-1 29-12 48-13 21-27 22-37 22-4 0-15 1-17 1-4 0-6 1-6 5 0 5 2 5 9 5s13 0 20 0c33 0 49 28 49 69 0 57-29 69-47 69s-50-7-65-31c15 1 28-7 28-24 0-14-11-22-23-22-11 0-24 6-24 23 0 39 40 66 85 66 52 0 90-38 90-81 0-34-27-67-71-75z">
                <text:p/>
              </draw:path>
              <draw:path draw:style-name="gr7" draw:text-style-name="P2" draw:layer="layout" svg:width="0.21cm" svg:height="0.184cm" draw:transform="rotate (-0.994837673636768) translate (10.3837851676183cm 10.1576042174864cm)" svg:viewBox="0 0 211 185" svg:d="M32 42c0 37 0 75 0 112 0 18-4 18-32 18 0 5 0 9 0 13 14 0 36-1 47-1s33 1 48 1c0-4 0-8 0-13-29 0-34 0-34-18 0-26 0-52 0-77 0-44 30-67 58-67 26 0 31 22 31 46 0 33 0 66 0 98 0 18-5 18-34 18 0 5 0 9 0 13 15 0 36-1 48-1 11 0 33 1 47 1 0-4 0-8 0-13-22 0-32 0-32-12 0-26 0-53 0-80 0-36 0-49-13-64-6-8-21-16-45-16-31 0-50 18-62 44 0-15 0-29 0-44-20 2-39 3-59 5 0 4 0 9 0 13 29 0 32 4 32 24z">
                <text:p/>
              </draw:path>
              <draw:path draw:style-name="gr7" draw:text-style-name="P2" draw:layer="layout" svg:width="0.328cm" svg:height="0.184cm" draw:transform="rotate (-0.994837673636768) translate (10.5111607484745cm 10.3537454116925cm)" svg:viewBox="0 0 329 185" svg:d="M32 42c0 37 0 75 0 112 0 18-4 18-32 18 0 5 0 9 0 13 14 0 36-1 47-1s33 1 48 1c0-4 0-8 0-13-29 0-34 0-34-18 0-26 0-52 0-77 0-44 30-67 58-67 26 0 31 22 31 46 0 33 0 66 0 98 0 18-5 18-34 18 0 5 0 9 0 13 16 0 38-1 48-1 11 0 33 1 47 1 0-4 0-8 0-13-28 0-32 0-32-18 0-26 0-52 0-77 0-44 30-67 56-67 28 0 31 22 31 46 0 33 0 66 0 98 0 18-3 18-32 18 0 5 0 9 0 13 14 0 36-1 48-1 11 0 32 1 47 1 0-4 0-8 0-13-22 0-33 0-33-12 0-26 0-53 0-80 0-36 0-49-13-64-6-8-20-16-44-16-36 0-54 25-61 42-6-37-38-42-57-42-30 0-50 18-62 44 0-15 0-29 0-44-20 2-39 3-59 5 0 4 0 9 0 13 29 0 32 4 32 24z">
                <text:p/>
              </draw:path>
            </draw:g>
          </draw:g>
          <draw:line draw:style-name="gr6" draw:text-style-name="P1" draw:layer="layout" svg:x1="4.057cm" svg:y1="5.106cm" svg:x2="3.127cm" svg:y2="5.107cm">
            <text:p/>
          </draw:line>
          <draw:g>
            <svg:title>TexMaths</svg:title>
            <svg:desc>16§latex§8§svg§600§TRUE§</svg:desc>
            <draw:g>
              <draw:path draw:style-name="gr7" draw:text-style-name="P2" draw:layer="layout" svg:width="0.229cm" svg:height="0.383cm" svg:x="3.212cm" svg:y="5.254cm" svg:viewBox="0 0 230 384" svg:d="M67 116c-26-16-27-35-27-44 0-35 35-58 74-58 42 0 76 29 76 69 0 32-22 59-55 78-23-15-46-30-68-45zM148 169c39-19 68-49 68-86 0-51-51-83-100-83-56 0-102 41-102 92 0 12 2 37 26 63 4 6 25 20 39 30-31 16-79 48-79 102 0 60 56 97 114 97 64 0 116-46 116-107 0-19-6-44-27-68-11-11-19-16-55-40zM92 193c23 15 46 30 68 44 16 10 42 28 42 61 0 41-42 70-86 70-49 0-89-35-89-81 0-32 17-67 65-94z">
                <text:p/>
              </draw:path>
            </draw:g>
          </draw:g>
          <draw:line draw:style-name="gr4" draw:text-style-name="P1" draw:layer="layout" svg:x1="4.99cm" svg:y1="8.703cm" svg:x2="3.63cm" svg:y2="5.123cm">
            <text:p/>
          </draw:line>
          <draw:g>
            <svg:title>TexMaths</svg:title>
            <svg:desc>12§latex§$491.61\,\mathrm{nm}$§svg§600§TRUE§</svg:desc>
            <draw:g>
              <draw:path draw:style-name="gr7" draw:text-style-name="P2" draw:layer="layout" svg:width="0.185cm" svg:height="0.282cm" draw:transform="rotate (-1.23918376891597) translate (4.6547108717066cm 6.47132740664238cm)" svg:viewBox="0 0 186 283" svg:d="M112 214c0 12 0 25 0 37 0 16 0 19-32 19-3 0-6 0-9 0 0 5 0 9 0 13 18-1 40-1 57-1 18 0 40 0 57 1 0-4 0-8 0-13-3 0-6 0-9 0-31 0-32-3-32-19 0-12 0-25 0-37 14 0 28 0 42 0 0-4 0-8 0-12-14 0-28 0-42 0 0-64 0-127 0-191 0-9 0-11-6-11-4 0-6 0-8 5-44 66-87 131-130 197 0 4 0 8 0 12 37 0 74 0 112 0zM114 202c-34 0-68 0-102 0 34-52 68-104 102-157 0 53 0 105 0 157z">
                <text:p/>
              </draw:path>
              <draw:path draw:style-name="gr7" draw:text-style-name="P2" draw:layer="layout" svg:width="0.174cm" svg:height="0.287cm" draw:transform="rotate (-1.23918376891597) translate (4.72047186628537cm 6.67700475613977cm)" svg:viewBox="0 0 175 288" svg:d="M138 146c0 4 0 9 0 13 0 98-44 117-68 117-8 0-30-1-42-14 19 0 21-13 21-20 0-12-9-20-19-20-6 0-19 4-19 21 0 28 23 45 59 45 54 0 105-57 105-147 0-112-48-141-85-141-24 0-44 7-62 26s-28 36-28 68c0 53 37 94 85 94 25 0 42-18 53-42zM85 178c-7 0-26 0-39-26-8-16-8-37-8-58 0-22 0-41 9-57 12-21 27-26 43-26 19 0 32 14 40 32 4 14 7 41 7 60 0 35-15 75-52 75z">
                <text:p/>
              </draw:path>
              <draw:path draw:style-name="gr7" draw:text-style-name="P2" draw:layer="layout" svg:width="0.137cm" svg:height="0.278cm" draw:transform="rotate (-1.23918376891597) translate (4.79583206382505cm 6.89586666157832cm)" svg:viewBox="0 0 138 279" svg:d="M86 11c0-10 0-11-10-11-26 26-63 26-76 26 0 5 0 9 0 13 8 0 32 0 55-10 0 72 0 145 0 217 0 15-2 19-39 19-5 0-9 0-14 0 0 5 0 9 0 14 15-2 51-2 69-2 17 0 53 0 67 2 0-5 0-9 0-14-4 0-9 0-13 0-37 0-39-3-39-19 0-78 0-157 0-235z">
                <text:p/>
              </draw:path>
              <draw:path draw:style-name="gr7" draw:text-style-name="P2" draw:layer="layout" svg:width="0.043cm" svg:height="0.043cm" draw:transform="rotate (-1.23918376891597) translate (4.64214013534475cm 7.16949702310848cm)" svg:viewBox="0 0 44 44" svg:d="M44 23c0-12-9-23-21-23s-23 11-23 23 11 21 23 21 21-9 21-21z">
                <text:p/>
              </draw:path>
              <draw:path draw:style-name="gr7" draw:text-style-name="P2" draw:layer="layout" svg:width="0.174cm" svg:height="0.287cm" draw:transform="rotate (-1.23918376891597) translate (4.89579170408494cm 7.18617053614964cm)" svg:viewBox="0 0 175 288" svg:d="M38 141c0-3 0-6 0-9 0-107 52-121 74-121 10 0 27 2 37 17-6 0-23 0-23 17 0 14 10 21 19 21 7 0 19-5 19-21 0-25-18-45-52-45-54 0-112 54-112 147 0 111 49 141 89 141 47 0 86-39 86-94 0-54-37-94-84-94-29 0-44 22-53 41zM89 276c-27 0-40-25-42-31-7-20-7-54-7-61 0-32 13-74 50-74 7 0 26 0 40 25 7 16 7 37 7 58 0 20 0 41-7 56-12 25-32 27-41 27z">
                <text:p/>
              </draw:path>
              <draw:path draw:style-name="gr7" draw:text-style-name="P2" draw:layer="layout" svg:width="0.138cm" svg:height="0.278cm" draw:transform="rotate (-1.23918376891597) translate (4.97076143427985cm 7.40389844207813cm)" svg:viewBox="0 0 139 279" svg:d="M86 11c0-10 0-11-9-11-25 26-63 26-77 26 0 5 0 9 0 13 8 0 34 0 55-10 0 72 0 145 0 217 0 15-1 19-38 19-5 0-10 0-15 0 0 5 0 9 0 14 16-2 52-2 69-2s54 0 68 2c0-5 0-9 0-14-4 0-9 0-13 0-38 0-40-3-40-19 0-78 0-157 0-235z">
                <text:p/>
              </draw:path>
              <draw:path draw:style-name="gr7" draw:text-style-name="P2" draw:layer="layout" svg:width="0.21cm" svg:height="0.184cm" draw:transform="rotate (-1.23918376891597) translate (4.96651092756448cm 7.67807837168168cm)" svg:viewBox="0 0 211 185" svg:d="M32 42c0 37 0 75 0 112 0 18-4 18-32 18 0 5 0 9 0 13 14 0 36-1 47-1s33 1 48 1c0-4 0-8 0-13-29 0-34 0-34-18 0-26 0-52 0-77 0-44 30-67 58-67 26 0 31 22 31 46 0 33 0 66 0 98 0 18-5 18-34 18 0 5 0 9 0 13 15 0 36-1 48-1 11 0 33 1 47 1 0-4 0-8 0-13-22 0-32 0-32-12 0-26 0-53 0-80 0-36 0-49-13-64-6-8-21-16-45-16-31 0-50 18-62 44 0-15 0-29 0-44-20 2-39 3-59 5 0 4 0 9 0 13 29 0 32 4 32 24z">
                <text:p/>
              </draw:path>
              <draw:path draw:style-name="gr7" draw:text-style-name="P2" draw:layer="layout" svg:width="0.328cm" svg:height="0.184cm" draw:transform="rotate (-1.23918376891597) translate (5.0426520597937cm 7.89920827614031cm)" svg:viewBox="0 0 329 185" svg:d="M32 42c0 37 0 75 0 112 0 18-4 18-32 18 0 5 0 9 0 13 14 0 36-1 47-1s33 1 48 1c0-4 0-8 0-13-29 0-34 0-34-18 0-26 0-52 0-77 0-44 30-67 58-67 26 0 31 22 31 46 0 33 0 66 0 98 0 18-5 18-34 18 0 5 0 9 0 13 16 0 38-1 48-1 11 0 33 1 47 1 0-4 0-8 0-13-28 0-32 0-32-18 0-26 0-52 0-77 0-44 30-67 56-67 28 0 31 22 31 46 0 33 0 66 0 98 0 18-3 18-32 18 0 5 0 9 0 13 14 0 36-1 48-1 11 0 32 1 47 1 0-4 0-8 0-13-22 0-33 0-33-12 0-26 0-53 0-80 0-36 0-49-13-64-6-8-20-16-44-16-36 0-54 25-61 42-6-37-38-42-57-42-30 0-50 18-62 44 0-15 0-29 0-44-20 2-39 3-59 5 0 4 0 9 0 13 29 0 32 4 32 24z">
                <text:p/>
              </draw:path>
            </draw:g>
          </draw:g>
          <draw:g>
            <svg:title>TexMaths</svg:title>
            <svg:desc>12§latex§$546.08\,\mathrm{nm}$§svg§600§TRUE§</svg:desc>
            <draw:g>
              <draw:path draw:style-name="gr7" draw:text-style-name="P2" draw:layer="layout" svg:width="0.167cm" svg:height="0.287cm" draw:transform="rotate (-1.23918376891597) translate (8.87221839267958cm 8.43815229134064cm)" svg:viewBox="0 0 168 288" svg:d="M168 195c0-50-35-92-80-92-21 0-39 7-54 21 0-27 0-54 0-81 8 2 22 5 36 5 51 0 81-38 81-43 0-3-1-5-4-5-1 0-2 0-3 1-9 4-30 12-58 12-16 0-36-2-56-12-4-1-4-1-5-1-5 0-5 4-5 11 0 41 0 82 0 123 0 8 0 11 6 11 4 0 5-1 6-4 5-6 21-29 54-29 23 0 33 20 36 27 8 15 8 32 8 52 0 16 0 41-10 58-10 16-25 27-46 27-30 0-54-21-61-46 1 0 3 1 7 1 14 0 21-12 21-22s-7-20-21-20c-6 0-20 4-20 23 0 36 29 76 76 76 49 0 92-40 92-93z">
                <text:p/>
              </draw:path>
              <draw:path draw:style-name="gr7" draw:text-style-name="P2" draw:layer="layout" svg:width="0.186cm" svg:height="0.282cm" draw:transform="rotate (-1.23918376891597) translate (8.94193507755989cm 8.62593069221058cm)" svg:viewBox="0 0 187 283" svg:d="M113 214c0 12 0 25 0 37 0 16-1 19-33 19-2 0-5 0-8 0 0 5 0 9 0 13 17-1 38-1 56-1s41 0 58 1c0-4 0-8 0-13-3 0-6 0-9 0-31 0-32-3-32-19 0-12 0-25 0-37 14 0 28 0 42 0 0-4 0-8 0-12-14 0-28 0-42 0 0-64 0-127 0-191 0-9 0-11-7-11-4 0-5 0-8 5-44 66-87 131-130 197 0 4 0 8 0 12 38 0 75 0 113 0zM115 202c-34 0-69 0-103 0 34-52 69-104 103-157 0 53 0 105 0 157z">
                <text:p/>
              </draw:path>
              <draw:path draw:style-name="gr7" draw:text-style-name="P2" draw:layer="layout" svg:width="0.174cm" svg:height="0.287cm" draw:transform="rotate (-1.23918376891597) translate (9.00807083564765cm 8.83269643396738cm)" svg:viewBox="0 0 175 288" svg:d="M38 141c0-3 0-6 0-9 0-107 52-121 74-121 10 0 27 2 37 17-6 0-23 0-23 17 0 14 9 21 19 21 6 0 19-5 19-21 0-25-18-45-54-45-54 0-110 54-110 147 0 111 49 141 88 141 46 0 87-39 87-94 0-54-37-94-84-94-29 0-44 22-53 41zM88 276c-27 0-39-25-41-31-9-20-9-54-9-61 0-32 15-74 52-74 7 0 26 0 40 25 7 16 7 37 7 58 0 20 0 41-7 56-12 25-32 27-42 27z">
                <text:p/>
              </draw:path>
              <draw:path draw:style-name="gr7" draw:text-style-name="P2" draw:layer="layout" svg:width="0.043cm" svg:height="0.043cm" draw:transform="rotate (-1.23918376891597) translate (8.86100028057737cm 9.12555666018003cm)" svg:viewBox="0 0 44 44" svg:d="M44 23c0-12-9-23-21-23s-23 11-23 23 11 21 23 21 21-9 21-21z">
                <text:p/>
              </draw:path>
              <draw:path draw:style-name="gr7" draw:text-style-name="P2" draw:layer="layout" svg:width="0.176cm" svg:height="0.287cm" draw:transform="rotate (-1.23918376891597) translate (9.11425435428938cm 9.14107576383656cm)" svg:viewBox="0 0 177 288" svg:d="M177 145c0-34-2-67-16-98-20-41-54-47-72-47-25 0-55 11-73 50-14 29-16 61-16 95 0 31 2 69 19 101 18 34 49 42 70 42 23 0 55-8 73-49 13-29 15-61 15-94zM89 279c-17 0-41-10-49-51-5-25-5-63-5-88 0-28 0-55 3-78 9-49 40-52 51-52 14 0 42 7 49 49 5 22 5 55 5 81 0 31 0 60-5 86-6 41-30 53-49 53z">
                <text:p/>
              </draw:path>
              <draw:path draw:style-name="gr7" draw:text-style-name="P2" draw:layer="layout" svg:width="0.174cm" svg:height="0.287cm" draw:transform="rotate (-1.23918376891597) translate (9.18335171752314cm 9.34174907775877cm)" svg:viewBox="0 0 175 288" svg:d="M50 87c-19-12-20-26-20-33 0-26 28-43 58-43s57 21 57 51c0 24-17 44-42 59-17-11-35-23-53-34zM113 127c30-16 50-37 50-65 0-38-37-62-75-62-42 0-77 31-77 69 0 9 1 27 19 47 5 5 20 16 30 23-24 12-60 36-60 76 0 46 43 73 88 73 46 0 87-34 87-80 0-14-5-33-22-51-7-9-14-13-40-30zM71 145c17 10 34 21 51 32 12 8 31 22 31 47 0 31-31 52-65 52-36 0-68-26-68-61 0-24 15-50 51-70z">
                <text:p/>
              </draw:path>
              <draw:path draw:style-name="gr7" draw:text-style-name="P2" draw:layer="layout" svg:width="0.21cm" svg:height="0.184cm" draw:transform="rotate (-1.23918376891597) translate (9.18532864641207cm 9.63401479358435cm)" svg:viewBox="0 0 211 185" svg:d="M32 42c0 37 0 75 0 112 0 18-4 18-32 18 0 5 0 9 0 13 14 0 36-1 47-1s33 1 48 1c0-4 0-8 0-13-29 0-34 0-34-18 0-26 0-52 0-77 0-44 30-67 58-67 26 0 31 22 31 46 0 33 0 66 0 98 0 18-5 18-34 18 0 5 0 9 0 13 15 0 36-1 48-1 11 0 33 1 47 1 0-4 0-8 0-13-22 0-32 0-32-12 0-26 0-53 0-80 0-36 0-49-14-64-6-8-20-16-44-16-31 0-50 18-62 44 0-15 0-29 0-44-20 2-39 3-59 5 0 4 0 9 0 13 29 0 32 4 32 24z">
                <text:p/>
              </draw:path>
              <draw:path draw:style-name="gr7" draw:text-style-name="P2" draw:layer="layout" svg:width="0.328cm" svg:height="0.184cm" draw:transform="rotate (-1.23918376891597) translate (9.26145286014419cm 9.85509556315968cm)" svg:viewBox="0 0 329 185" svg:d="M32 42c0 37 0 75 0 112 0 18-4 18-32 18 0 5 0 9 0 13 14 0 36-1 47-1s33 1 48 1c0-4 0-8 0-13-29 0-34 0-34-18 0-26 0-52 0-77 0-44 30-67 58-67 26 0 31 22 31 46 0 33 0 66 0 98 0 18-5 18-34 18 0 5 0 9 0 13 16 0 37-1 48-1s33 1 47 1c0-4 0-8 0-13-28 0-32 0-32-18 0-26 0-52 0-77 0-44 30-67 56-67 28 0 31 22 31 46 0 33 0 66 0 98 0 18-3 18-32 18 0 5 0 9 0 13 14 0 36-1 48-1 11 0 32 1 47 1 0-4 0-8 0-13-22 0-33 0-33-12 0-26 0-53 0-80 0-36 0-49-13-64-6-8-20-16-44-16-36 0-54 25-62 42-6-37-37-42-56-42-30 0-50 18-62 44 0-15 0-29 0-44-20 2-39 3-59 5 0 4 0 9 0 13 29 0 32 4 32 24z">
                <text:p/>
              </draw:path>
            </draw:g>
          </draw:g>
          <draw:line draw:style-name="gr4" draw:text-style-name="P1" draw:layer="layout" svg:x1="5.04cm" svg:y1="8.7cm" svg:x2="6.04cm" svg:y2="5.06cm">
            <text:p/>
          </draw:line>
          <draw:g>
            <svg:title>TexMaths</svg:title>
            <svg:desc>12§latex§$434.75\,\mathrm{nm}$§svg§600§TRUE§</svg:desc>
            <draw:g>
              <draw:path draw:style-name="gr7" draw:text-style-name="P2" draw:layer="layout" svg:width="0.185cm" svg:height="0.282cm" draw:transform="rotate (1.30899693899575) translate (5.1650518047721cm 6.89451007453352cm)" svg:viewBox="0 0 186 283" svg:d="M112 214c0 12 0 25 0 37 0 16 0 19-32 19-3 0-6 0-9 0 0 5 0 9 0 13 18-1 40-1 57-1 18 0 40 0 57 1 0-4 0-8 0-13-3 0-6 0-9 0-31 0-32-3-32-19 0-12 0-25 0-37 14 0 28 0 42 0 0-4 0-8 0-12-14 0-28 0-42 0 0-64 0-127 0-191 0-9 0-11-6-11-4 0-6 0-8 5-44 66-87 131-130 197 0 4 0 8 0 12 37 0 74 0 112 0zM114 202c-34 0-68 0-102 0 34-52 68-104 102-157 0 53 0 105 0 157z">
                <text:p/>
              </draw:path>
              <draw:path draw:style-name="gr7" draw:text-style-name="P2" draw:layer="layout" svg:width="0.174cm" svg:height="0.287cm" draw:transform="rotate (1.30899693899575) translate (5.22554678370134cm 6.68722274248302cm)" svg:viewBox="0 0 175 288" svg:d="M104 132c35-12 60-41 60-75s-37-57-78-57c-42 0-74 25-74 57 0 14 10 22 22 22 13 0 21-10 21-22 0-21-20-21-26-21 13-20 41-25 56-25 17 0 40 8 40 46 0 5 0 29-11 48-13 21-28 22-38 22-4 0-14 1-16 1-4 0-7 1-7 5 0 5 3 5 11 5 6 0 12 0 18 0 34 0 50 28 50 69 0 57-29 69-48 69-18 0-49-7-64-31 15 1 28-7 28-24 0-14-12-22-24-22-10 0-24 6-24 23 0 39 40 66 85 66 52 0 90-38 90-81 0-34-26-67-71-75z">
                <text:p/>
              </draw:path>
              <draw:path draw:style-name="gr7" draw:text-style-name="P2" draw:layer="layout" svg:width="0.186cm" svg:height="0.282cm" draw:transform="rotate (1.30899693899575) translate (5.27400654976246cm 6.4878854305038cm)" svg:viewBox="0 0 187 283" svg:d="M113 214c0 12 0 25 0 37 0 16-1 19-33 19-3 0-6 0-9 0 0 5 0 9 0 13 18-1 39-1 57-1s40 0 58 1c0-4 0-8 0-13-3 0-6 0-10 0-31 0-31-3-31-19 0-12 0-25 0-37 14 0 28 0 42 0 0-4 0-8 0-12-14 0-28 0-42 0 0-64 0-127 0-191 0-9 0-11-7-11-4 0-5 0-8 5-44 66-87 131-130 197 0 4 0 8 0 12 38 0 75 0 113 0zM115 202c-34 0-69 0-103 0 34-52 69-104 103-157 0 53 0 105 0 157z">
                <text:p/>
              </draw:path>
              <draw:path draw:style-name="gr7" draw:text-style-name="P2" draw:layer="layout" svg:width="0.043cm" svg:height="0.043cm" draw:transform="rotate (1.30899693899575) translate (5.5658849124775cm 6.32273069703173cm)" svg:viewBox="0 0 44 44" svg:d="M44 23c0-12-9-23-21-23s-23 11-23 23 11 21 23 21 21-9 21-21z">
                <text:p/>
              </draw:path>
              <draw:path draw:style-name="gr7" draw:text-style-name="P2" draw:layer="layout" svg:width="0.18cm" svg:height="0.292cm" draw:transform="rotate (1.30899693899575) translate (5.3618532529883cm 6.16003707078754cm)" svg:viewBox="0 0 181 293" svg:d="M178 29c3-5 3-6 3-15-34 0-69 0-103 0-50 0-52-6-53-14-3 0-7 0-11 0-4 29-9 58-14 87 4 0 7 0 11 0 1-7 5-33 11-38 2-2 36-2 40-2 30 0 59 0 88 0-5 6-38 51-48 65-37 57-52 115-52 158 0 4 0 23 20 23 19 0 20-19 20-23 0-7 0-14 0-21 0-23 1-47 4-70 2-9 8-45 26-71 19-27 38-53 58-79z">
                <text:p/>
              </draw:path>
              <draw:path draw:style-name="gr7" draw:text-style-name="P2" draw:layer="layout" svg:width="0.167cm" svg:height="0.287cm" draw:transform="rotate (1.30899693899575) translate (5.4204857576442cm 5.95970058735292cm)" svg:viewBox="0 0 168 288" svg:d="M168 195c0-50-35-92-80-92-21 0-39 7-54 21 0-27 0-54 0-81 8 2 22 5 36 5 52 0 81-38 81-43 0-3-1-5-3-5s-2 0-4 1c-8 4-29 12-58 12-16 0-36-2-56-12-4-1-4-1-5-1-3 0-3 4-3 11 0 41 0 82 0 123 0 8 0 11 4 11s5-1 6-4c5-6 21-29 54-29 23 0 33 20 36 27 8 15 9 32 9 52 0 16 0 41-11 58-10 16-25 27-44 27-32 0-56-21-63-46 1 0 3 1 7 1 14 0 21-12 21-22s-7-20-21-20c-6 0-20 4-20 23 0 36 29 76 76 76 49 0 92-40 92-93z">
                <text:p/>
              </draw:path>
              <draw:path draw:style-name="gr7" draw:text-style-name="P2" draw:layer="layout" svg:width="0.21cm" svg:height="0.184cm" draw:transform="rotate (1.30899693899575) translate (5.58136441924762cm 5.71971180526137cm)" svg:viewBox="0 0 211 185" svg:d="M32 42c0 37 0 75 0 112 0 18-4 18-32 18 0 5 0 9 0 13 14 0 36-1 47-1s33 1 48 1c0-4 0-8 0-13-29 0-34 0-34-18 0-26 0-52 0-77 0-44 30-67 58-67 26 0 31 22 31 46 0 33 0 66 0 98 0 18-5 18-34 18 0 5 0 9 0 13 15 0 36-1 48-1 11 0 33 1 47 1 0-4 0-8 0-13-22 0-32 0-32-12 0-26 0-53 0-80 0-36 0-49-13-64-6-8-21-16-45-16-31 0-50 18-62 44 0-15 0-29 0-44-20 2-39 3-59 5 0 4 0 9 0 13 29 0 32 4 32 24z">
                <text:p/>
              </draw:path>
              <draw:path draw:style-name="gr7" draw:text-style-name="P2" draw:layer="layout" svg:width="0.328cm" svg:height="0.184cm" draw:transform="rotate (1.30899693899575) translate (5.64189483313115cm 5.49380922524486cm)" svg:viewBox="0 0 329 185" svg:d="M32 42c0 37 0 75 0 112 0 18-4 18-32 18 0 5 0 9 0 13 14 0 36-1 47-1s33 1 48 1c0-4 0-8 0-13-29 0-34 0-34-18 0-26 0-52 0-77 0-44 30-67 58-67 26 0 31 22 31 46 0 33 0 66 0 98 0 18-5 18-34 18 0 5 0 9 0 13 16 0 38-1 48-1 11 0 33 1 47 1 0-4 0-8 0-13-28 0-32 0-32-18 0-26 0-52 0-77 0-44 30-67 56-67 28 0 31 22 31 46 0 33 0 66 0 98 0 18-3 18-32 18 0 5 0 9 0 13 14 0 36-1 48-1 11 0 32 1 47 1 0-4 0-8 0-13-22 0-33 0-33-12 0-26 0-53 0-80 0-36 0-49-13-64-6-8-20-16-44-16-36 0-54 25-61 42-6-37-38-42-57-42-30 0-50 18-62 44 0-15 0-29 0-44-20 2-39 3-59 5 0 4 0 9 0 13 29 0 32 4 32 24z">
                <text:p/>
              </draw:path>
            </draw:g>
          </draw:g>
          <draw:g>
            <svg:title>TexMaths</svg:title>
            <svg:desc>12§latex§$579.07\,\mathrm{nm}$§svg§600§TRUE§</svg:desc>
            <draw:g>
              <draw:path draw:style-name="gr7" draw:text-style-name="P2" draw:layer="layout" svg:width="0.167cm" svg:height="0.288cm" draw:transform="rotate (1.27409035395586) translate (5.5414423463042cm 7.90661414084393cm)" svg:viewBox="0 0 168 289" svg:d="M168 196c0-51-35-93-80-93-21 0-39 7-53 22 0-28 0-55 0-83 8 4 21 6 35 6 52 0 81-38 81-43 0-4-1-5-3-5s-2 0-4 1c-8 4-29 12-58 12-16 0-36-3-56-12-2-1-4-1-5-1-3 0-3 4-3 10 0 41 0 83 0 124 0 8 0 11 6 11 2 0 3-1 4-3 5-6 21-29 54-29 23 0 34 19 36 26 8 16 9 33 9 53 0 14 0 40-11 58-10 16-25 27-44 27-32 0-56-23-63-47 1 0 3 0 7 0 15 0 22-10 22-20s-7-20-22-20c-6 0-20 3-20 22 0 36 29 77 76 77 49 0 92-41 92-93z">
                <text:p/>
              </draw:path>
              <draw:path draw:style-name="gr7" draw:text-style-name="P2" draw:layer="layout" svg:width="0.18cm" svg:height="0.293cm" draw:transform="rotate (1.27409035395586) translate (5.59893800595902cm 7.70213685453528cm)" svg:viewBox="0 0 181 294" svg:d="M178 29c3-6 3-6 3-16-34 0-68 0-102 0-51 0-53-5-54-13-3 0-7 0-11 0-4 29-9 58-14 86 4 0 7 0 11 0 1-6 5-32 11-38 2-2 36-2 40-2 30 0 59 0 88 0-5 7-37 52-47 67-38 56-51 115-51 158 0 4 0 23 19 23s19-19 19-23c0-7 0-14 0-21 0-24 1-47 5-70 1-10 7-46 26-72s38-53 57-79z">
                <text:p/>
              </draw:path>
              <draw:path draw:style-name="gr7" draw:text-style-name="P2" draw:layer="layout" svg:width="0.174cm" svg:height="0.288cm" draw:transform="rotate (1.27409035395586) translate (5.66350958372928cm 7.50735019768098cm)" svg:viewBox="0 0 175 289" svg:d="M137 146c0 5 0 9 0 14 0 98-43 117-69 117-7 0-30-1-40-15 18 0 21-12 21-20 0-13-9-19-19-19-7 0-19 4-19 21 0 27 23 45 59 45 54 0 105-57 105-147 0-113-49-142-86-142-23 0-43 7-61 26-18 20-28 36-28 69 0 51 37 93 84 93 26 0 43-18 53-42zM85 179c-7 0-26 0-39-27-8-15-8-37-8-57 0-23 0-42 9-58 12-21 27-27 42-27 19 0 33 14 41 33 4 13 7 40 7 60 0 35-15 76-52 76z">
                <text:p/>
              </draw:path>
              <draw:path draw:style-name="gr7" draw:text-style-name="P2" draw:layer="layout" svg:width="0.043cm" svg:height="0.043cm" draw:transform="rotate (1.27409035395586) translate (5.95542913574613cm 7.35697977796475cm)" svg:viewBox="0 0 44 44" svg:d="M44 23c0-13-9-23-21-23s-23 10-23 23c0 12 11 21 23 21s21-9 21-21z">
                <text:p/>
              </draw:path>
              <draw:path draw:style-name="gr7" draw:text-style-name="P2" draw:layer="layout" svg:width="0.177cm" svg:height="0.288cm" draw:transform="rotate (1.27409035395586) translate (5.75891845895808cm 7.19528182831223cm)" svg:viewBox="0 0 178 289" svg:d="M178 145c0-33-3-67-17-98-19-41-54-47-72-47-25 0-55 11-73 49-14 30-16 63-16 96 0 31 2 70 19 101 18 35 49 43 70 43 23 0 55-9 73-49 13-29 16-61 16-95zM89 280c-17 0-41-11-49-51-5-25-5-65-5-89 0-27 0-55 3-78 9-49 40-54 51-54 14 0 42 9 49 50 5 24 5 56 5 82 0 32 0 60-5 87-6 41-30 53-49 53z">
                <text:p/>
              </draw:path>
              <draw:path draw:style-name="gr7" draw:text-style-name="P2" draw:layer="layout" svg:width="0.179cm" svg:height="0.293cm" draw:transform="rotate (1.27409035395586) translate (5.81816795823108cm 6.98506799109606cm)" svg:viewBox="0 0 180 294" svg:d="M176 29c4-6 4-6 4-16-34 0-68 0-102 0-52 0-52-5-54-13-4 0-7 0-11 0-4 29-9 58-13 86 4 0 7 0 11 0 1-6 5-32 9-38 4-2 36-2 42-2 29 0 58 0 87 0-4 7-37 52-47 67-38 56-52 115-52 158 0 4 0 23 20 23 19 0 19-19 19-23 0-7 0-14 0-21 0-24 1-47 5-70 1-10 7-46 26-72s38-53 56-79z">
                <text:p/>
              </draw:path>
              <draw:path draw:style-name="gr7" draw:text-style-name="P2" draw:layer="layout" svg:width="0.211cm" svg:height="0.185cm" draw:transform="rotate (1.27409035395586) translate (5.99119112903578cm 6.75569257600267cm)" svg:viewBox="0 0 212 186" svg:d="M34 42c0 37 0 74 0 112 0 19-5 19-34 19 0 4 0 9 0 13 16 0 37-1 48-1s34 1 47 1c0-4 0-9 0-13-28 0-33 0-33-19 0-26 0-52 0-77 0-43 30-67 57-67s31 22 31 46c0 33 0 65 0 98 0 19-4 19-32 19 0 4 0 9 0 13 14 0 36-1 48-1 10 0 32 1 46 1 0-4 0-9 0-13-21 0-32 0-32-12 0-27 0-54 0-81 0-36 0-49-13-64-6-8-21-16-45-16-31 0-50 18-62 44 0-14 0-29 0-44-20 2-40 3-60 5 0 4 0 9 0 13 30 0 34 2 34 24z">
                <text:p/>
              </draw:path>
              <draw:path draw:style-name="gr7" draw:text-style-name="P2" draw:layer="layout" svg:width="0.328cm" svg:height="0.185cm" draw:transform="rotate (1.27409035395586) translate (6.0599416420683cm 6.53081978042813cm)" svg:viewBox="0 0 329 186" svg:d="M32 42c0 37 0 74 0 112 0 19-4 19-32 19 0 4 0 9 0 13 14 0 36-1 47-1s33 1 48 1c0-4 0-9 0-13-29 0-34 0-34-19 0-26 0-52 0-77 0-43 30-67 58-67 26 0 31 22 31 46 0 33 0 65 0 98 0 19-5 19-34 19 0 4 0 9 0 13 15 0 36-1 48-1 11 0 33 1 47 1 0-4 0-9 0-13-27 0-32 0-32-19 0-26 0-52 0-77 0-43 30-67 56-67 27 0 31 22 31 46 0 33 0 65 0 98 0 19-4 19-32 19 0 4 0 9 0 13 14 0 36-1 47-1 12 0 33 1 48 1 0-4 0-9 0-13-22 0-33 0-34-12 0-27 0-54 0-81 0-36 0-49-12-64-6-8-20-16-44-16-36 0-54 25-61 42-6-37-38-42-57-42-31 0-50 18-62 44 0-14 0-29 0-44-20 2-39 3-59 5 0 4 0 9 0 13 29 0 32 2 32 24z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cm" fo:page-height="19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3-28T14:56:36.101721635</dc:date>
    <meta:editing-duration>PT3H6M52S</meta:editing-duration>
    <meta:editing-cycles>39</meta:editing-cycles>
    <meta:generator>LibreOffice/7.3.7.2$Linux_X86_64 LibreOffice_project/30$Build-2</meta:generator>
    <meta:document-statistic meta:object-count="351"/>
  </office:meta>
</office:document-meta>
</file>